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A0000039EEB2FE12BFC6BAB20.bmp" manifest:media-type="image/bmp"/>
  <manifest:file-entry manifest:full-path="Pictures/100000000000072A0000039E5329284059BBEE51.bmp" manifest:media-type="image/bmp"/>
  <manifest:file-entry manifest:full-path="Pictures/100000000000072A0000039EB080405D2AE0380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6bb56" style:font-weight-asian="bold" style:font-weight-complex="bold"/>
    </style:style>
    <style:style style:name="P8" style:family="paragraph" style:parent-style-name="Standard">
      <style:text-properties style:font-name="Arial1" fo:font-weight="bold" officeooo:rsid="001f8335" officeooo:paragraph-rsid="0024344b" style:font-weight-asian="bold" style:font-weight-complex="bold"/>
    </style:style>
    <style:style style:name="P9" style:family="paragraph" style:parent-style-name="Standard">
      <style:text-properties style:font-name="Arial1" fo:font-weight="bold" officeooo:rsid="001f8335" officeooo:paragraph-rsid="0027dc51" style:font-weight-asian="bold" style:font-weight-complex="bold"/>
    </style:style>
    <style:style style:name="P10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11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213d52" officeooo:paragraph-rsid="0026bb56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213d52" officeooo:paragraph-rsid="0027dc51" style:font-weight-asian="normal" style:font-weight-complex="normal"/>
    </style:style>
    <style:style style:name="P15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16" style:family="paragraph" style:parent-style-name="Standard">
      <style:text-properties style:font-name="Arial1" fo:font-weight="normal" officeooo:rsid="002291d3" officeooo:paragraph-rsid="002291d3" style:font-weight-asian="normal" style:font-weight-complex="normal"/>
    </style:style>
    <style:style style:name="P17" style:family="paragraph" style:parent-style-name="Standard">
      <style:text-properties style:font-name="Arial1" fo:font-weight="normal" officeooo:rsid="002291d3" officeooo:paragraph-rsid="0024344b" style:font-weight-asian="normal" style:font-weight-complex="normal"/>
    </style:style>
    <style:style style:name="P18" style:family="paragraph" style:parent-style-name="Standard">
      <style:text-properties officeooo:paragraph-rsid="0026bb56"/>
    </style:style>
    <style:style style:name="P19" style:family="paragraph" style:parent-style-name="Standard">
      <style:text-properties officeooo:paragraph-rsid="0027dc51"/>
    </style:style>
    <style:style style:name="P20" style:family="paragraph" style:parent-style-name="Standard">
      <style:text-properties style:font-name="Arial1" style:text-underline-style="none" fo:font-weight="normal" officeooo:rsid="002291d3" officeooo:paragraph-rsid="0024344b" style:font-weight-asian="normal" style:font-weight-complex="normal"/>
    </style:style>
    <style:style style:name="P21" style:family="paragraph" style:parent-style-name="Standard">
      <style:text-properties style:font-name="Arial1" style:text-underline-style="none" fo:font-weight="normal" officeooo:rsid="002291d3" officeooo:paragraph-rsid="0027dc51" style:font-weight-asian="normal" style:font-weight-complex="normal"/>
    </style:style>
    <style:style style:name="P22" style:family="paragraph"/>
    <style:style style:name="P2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24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d52" style:font-weight-asian="normal" style:font-weight-complex="normal"/>
    </style:style>
    <style:style style:name="T5" style:family="text">
      <style:text-properties fo:font-weight="normal" officeooo:rsid="002291d3" style:font-weight-asian="normal" style:font-weight-complex="normal"/>
    </style:style>
    <style:style style:name="T6" style:family="text">
      <style:text-properties fo:font-weight="normal" officeooo:rsid="0024344b" style:font-weight-asian="normal" style:font-weight-complex="normal"/>
    </style:style>
    <style:style style:name="T7" style:family="text">
      <style:text-properties fo:font-weight="normal" officeooo:rsid="0026bb56" style:font-weight-asian="normal" style:font-weight-complex="normal"/>
    </style:style>
    <style:style style:name="T8" style:family="text">
      <style:text-properties fo:font-weight="normal" officeooo:rsid="0027dc51" style:font-weight-asian="normal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11" style:family="text">
      <style:text-properties style:font-name="Arial1" fo:font-size="15pt" fo:font-weight="bold" officeooo:rsid="0026bb56" style:font-size-asian="15pt" style:font-weight-asian="bold" style:font-size-complex="15pt" style:font-weight-complex="bold"/>
    </style:style>
    <style:style style:name="T12" style:family="text">
      <style:text-properties style:font-name="Arial1" fo:font-weight="bold" officeooo:rsid="0024344b" style:font-weight-asian="bold" style:font-weight-complex="bold"/>
    </style:style>
    <style:style style:name="T13" style:family="text">
      <style:text-properties style:font-name="Arial1" fo:font-weight="bold" officeooo:rsid="0027dc51" style:font-weight-asian="bold" style:font-weight-complex="bold"/>
    </style:style>
    <style:style style:name="T14" style:family="text">
      <style:text-properties style:font-name="Arial1" fo:font-weight="normal" officeooo:rsid="001f8335" style:font-weight-asian="normal" style:font-weight-complex="normal"/>
    </style:style>
    <style:style style:name="T15" style:family="text">
      <style:text-properties style:font-name="Arial1" fo:font-weight="normal" officeooo:rsid="0026bb56" style:font-weight-asian="normal" style:font-weight-complex="normal"/>
    </style:style>
    <style:style style:name="T16" style:family="text">
      <style:text-properties officeooo:rsid="00213d52"/>
    </style:style>
    <style:style style:name="T17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18" style:family="text">
      <style:text-properties style:text-underline-style="none" fo:font-weight="normal" officeooo:rsid="002291d3" style:font-weight-asian="normal" style:font-weight-complex="normal"/>
    </style:style>
    <style:style style:name="T19" style:family="text">
      <style:text-properties style:text-underline-style="none" fo:font-weight="normal" officeooo:rsid="0026bb56" style:font-weight-asian="normal" style:font-weight-complex="normal"/>
    </style:style>
    <style:style style:name="T20" style:family="text">
      <style:text-properties style:text-underline-style="none" fo:font-weight="normal" officeooo:rsid="0024344b" style:font-weight-asian="normal" style:font-weight-complex="normal"/>
    </style:style>
    <style:style style:name="T21" style:family="text">
      <style:text-properties officeooo:rsid="0026bb56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Pictures/100000000000072A0000039E5329284059BBEE51.bmp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Pictures/100000000000072A0000039EB080405D2AE03803.bmp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urrent-value="Luiz Eduardo Sol Ribeiro da Silv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urrent-value="85868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5" form:control-implementation="ooo:com.sun.star.form.component.TextField" xml:id="control5" form:id="control5" form:current-value="--******************************************************************************&#10;--*                                                                            *&#10;--* Title   : button_handler_tb.vhd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button_handler_tb is&#10;end button_handler_tb;&#10;&#10;architecture test of button_handler_tb is&#10;    component button_handler&#10;        port (&#10;            clk             : in STD_LOGIC;&#10;            res             : in STD_LOGIC;&#10;            load_regs       : in STD_LOGIC;&#10;            sys_direction   : in STD_LOGIC_VECTOR(3 downto 0);&#10;            sys_step_jumper : in STD_LOGIC;&#10;            direction_sync  : out direction;&#10;            step_jumper_sync: out STD_LOGIC&#10;        );&#10;    end component;&#10;&#10;    component button_handler_stimuli is&#10;        generic (&#10;            CLK_PERIOD  : TIME := 10ns&#10;        );&#10;&#10;        port (&#10;            clk             : out STD_LOGIC;&#10;            res             : out STD_LOGIC;&#10;            load_regs       : out STD_LOGIC;&#10;            sys_direction   : out STD_LOGIC_VECTOR(3 downto 0);&#10;            sys_step_jumper : out STD_LOGIC;&#10;            direction_sync  : in direction;&#10;            step_jumper_sync: in STD_LOGIC&#10;        );&#10;    end component;&#10;&#10;    signal clk_s, res_s, load_regs_s, sys_step_jumper_s,&#10;        step_jumper_sync_s: STD_LOGIC;&#10;    signal sys_direction_s: STD_LOGIC_VECTOR(3 downto 0);&#10;    signal direction_sync_s: direction;&#10;&#10;begin&#10;    -- Instantiate DUT&#10;    dut : button_handler&#10;        port map (&#10;            clk =&gt; clk_s,&#10;            res =&gt; res_s,&#10;            load_regs =&gt; load_regs_s,&#10;            sys_direction =&gt; sys_direction_s,&#10;            sys_step_jumper =&gt; sys_step_jumper_s,&#10;            direction_sync =&gt; direction_sync_s,&#10;            step_jumper_sync =&gt; step_jumper_sync_s&#10;        );&#10;&#10;    -- Instantiate stimuli generation module&#10;    test : button_handler_stimuli&#10;        port map (&#10;            clk =&gt; clk_s,&#10;            res =&gt; res_s,&#10;            load_regs =&gt; load_regs_s,&#10;            sys_direction =&gt; sys_direction_s,&#10;            sys_step_jumper =&gt; sys_step_jumper_s,&#10;            direction_sync =&gt; direction_sync_s,&#10;            step_jumper_sync =&gt; step_jumper_sync_s&#10;        );&#10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Title <text:s text:c="2"/>: button_handler_tb.vhd <text:s text:c="43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button_handler_tb is</text:span></text:p>
            <text:p text:style-name="P1"><text:span text:style-name="T1">end button_handler_tb;</text:span></text:p>
            <text:p text:style-name="P1"><text:span text:style-name="T1"/></text:p>
            <text:p text:style-name="P1"><text:span text:style-name="T1">architecture test of button_handler_tb is</text:span></text:p>
            <text:p text:style-name="P1"><text:span text:style-name="T1"><text:s text:c="4"/></text:span><text:span text:style-name="T1">component button_handler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<text:s text:c="12"/>: in STD_LOGIC;</text:span></text:p>
            <text:p text:style-name="P1"><text:span text:style-name="T1"><text:s text:c="12"/></text:span><text:span text:style-name="T1">res <text:s text:c="12"/>: in STD_LOGIC;</text:span></text:p>
            <text:p text:style-name="P1"><text:span text:style-name="T1"><text:s text:c="12"/></text:span><text:span text:style-name="T1">load_regs <text:s text:c="6"/>: in STD_LOGIC;</text:span></text:p>
            <text:p text:style-name="P1"><text:span text:style-name="T1"><text:s text:c="12"/></text:span><text:span text:style-name="T1">sys_direction <text:s text:c="2"/>: in STD_LOGIC_VECTOR(3 downto 0);</text:span></text:p>
            <text:p text:style-name="P1"><text:span text:style-name="T1"><text:s text:c="12"/></text:span><text:span text:style-name="T1">sys_step_jumper : in STD_LOGIC;</text:span></text:p>
            <text:p text:style-name="P1"><text:span text:style-name="T1"><text:s text:c="12"/></text:span><text:span text:style-name="T1">direction_sync <text:s/>: out direction;</text:span></text:p>
            <text:p text:style-name="P1"><text:span text:style-name="T1"><text:s text:c="12"/></text:span><text:span text:style-name="T1">step_jumper_sync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component button_handler_stimuli is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CLK_PERIOD <text:s/>: TIME := 10n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<text:s text:c="12"/>: out STD_LOGIC;</text:span></text:p>
            <text:p text:style-name="P1"><text:span text:style-name="T1"><text:s text:c="12"/></text:span><text:span text:style-name="T1">res <text:s text:c="12"/>: out STD_LOGIC;</text:span></text:p>
            <text:p text:style-name="P1"><text:span text:style-name="T1"><text:s text:c="12"/></text:span><text:span text:style-name="T1">load_regs <text:s text:c="6"/>: out STD_LOGIC;</text:span></text:p>
            <text:p text:style-name="P1"><text:span text:style-name="T1"><text:s text:c="12"/></text:span><text:span text:style-name="T1">sys_direction <text:s text:c="2"/>: out STD_LOGIC_VECTOR(3 downto 0);</text:span></text:p>
            <text:p text:style-name="P1"><text:span text:style-name="T1"><text:s text:c="12"/></text:span><text:span text:style-name="T1">sys_step_jumper : out STD_LOGIC;</text:span></text:p>
            <text:p text:style-name="P1"><text:span text:style-name="T1"><text:s text:c="12"/></text:span><text:span text:style-name="T1">direction_sync <text:s/>: in direction;</text:span></text:p>
            <text:p text:style-name="P1"><text:span text:style-name="T1"><text:s text:c="12"/></text:span><text:span text:style-name="T1">step_jumper_sync: in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signal clk_s, res_s, load_regs_s, sys_step_jumper_s,</text:span></text:p>
            <text:p text:style-name="P1"><text:span text:style-name="T1"><text:s text:c="8"/></text:span><text:span text:style-name="T1">step_jumper_sync_s: STD_LOGIC;</text:span></text:p>
            <text:p text:style-name="P1"><text:span text:style-name="T1"><text:s text:c="4"/></text:span><text:span text:style-name="T1">signal sys_direction_s: STD_LOGIC_VECTOR(3 downto 0);</text:span></text:p>
            <text:p text:style-name="P1"><text:span text:style-name="T1"><text:s text:c="4"/></text:span><text:span text:style-name="T1">signal direction_sync_s: direction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-- Instantiate DUT</text:span></text:p>
            <text:p text:style-name="P1"><text:span text:style-name="T1"><text:s text:c="4"/></text:span><text:span text:style-name="T1">dut : button_handler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,</text:span></text:p>
            <text:p text:style-name="P1"><text:span text:style-name="T1"><text:s text:c="12"/></text:span><text:span text:style-name="T1">res =&gt; res_s,</text:span></text:p>
            <text:p text:style-name="P1"><text:span text:style-name="T1"><text:s text:c="12"/></text:span><text:span text:style-name="T1">load_regs =&gt; load_regs_s,</text:span></text:p>
            <text:p text:style-name="P1"><text:span text:style-name="T1"><text:s text:c="12"/></text:span><text:span text:style-name="T1">sys_direction =&gt; sys_direction_s,</text:span></text:p>
            <text:p text:style-name="P1"><text:span text:style-name="T1"><text:s text:c="12"/></text:span><text:span text:style-name="T1">sys_step_jumper =&gt; sys_step_jumper_s,</text:span></text:p>
            <text:p text:style-name="P1"><text:span text:style-name="T1"><text:s text:c="12"/></text:span><text:span text:style-name="T1">direction_sync =&gt; direction_sync_s,</text:span></text:p>
            <text:p text:style-name="P1"><text:span text:style-name="T1"><text:s text:c="12"/></text:span><text:span text:style-name="T1">step_jumper_sync =&gt; step_jumper_sync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-- Instantiate stimuli generation module</text:span></text:p>
            <text:p text:style-name="P1"><text:span text:style-name="T1"><text:s text:c="4"/></text:span><text:span text:style-name="T1">test : button_handler_stimuli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,</text:span></text:p>
            <text:p text:style-name="P1"><text:span text:style-name="T1"><text:s text:c="12"/></text:span><text:span text:style-name="T1">res =&gt; res_s,</text:span></text:p>
            <text:p text:style-name="P1"><text:span text:style-name="T1"><text:s text:c="12"/></text:span><text:span text:style-name="T1">load_regs =&gt; load_regs_s,</text:span></text:p>
            <text:p text:style-name="P1"><text:span text:style-name="T1"><text:s text:c="12"/></text:span><text:span text:style-name="T1">sys_direction =&gt; sys_direction_s,</text:span></text:p>
            <text:p text:style-name="P1"><text:span text:style-name="T1"><text:s text:c="12"/></text:span><text:span text:style-name="T1">sys_step_jumper =&gt; sys_step_jumper_s,</text:span></text:p>
            <text:p text:style-name="P1"><text:span text:style-name="T1"><text:s text:c="12"/></text:span><text:span text:style-name="T1">direction_sync =&gt; direction_sync_s,</text:span></text:p>
            <text:p text:style-name="P1"><text:span text:style-name="T1"><text:s text:c="12"/></text:span><text:span text:style-name="T1">step_jumper_sync =&gt; step_jumper_sync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4" form:control-implementation="ooo:com.sun.star.form.component.TextField" xml:id="control6" form:id="control6" form:current-value="--******************************************************************************&#10;--*                                                                            *&#10;--* Title   : button_handler_stimuli.vhd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button_handler_stimuli is&#10;    generic (&#10;        CLK_PERIOD  : TIME := 10ns&#10;    );&#10;&#10;    port (&#10;        clk             : out STD_LOGIC;&#10;        res             : out STD_LOGIC;&#10;        load_regs       : out STD_LOGIC;&#10;        sys_direction   : out STD_LOGIC_VECTOR(3 downto 0);&#10;        sys_step_jumper : out STD_LOGIC;&#10;        direction_sync  : in direction;&#10;        step_jumper_sync: in STD_LOGIC&#10;    );&#10;end button_handler_stimuli;&#10;&#10;architecture test of button_handler_stimuli  is&#10;    signal clk_s : STD_LOGIC;&#10;&#10;    component clock&#10;        generic (&#10;            CLK_PERIOD  : TIME := 10ns&#10;        );&#10;&#10;        port (&#10;            clk : out STD_LOGIC&#10;        );&#10;    end component ;&#10;&#10;begin&#10;    clk &lt;= clk_s;&#10;&#10;    clock_cmp : clock&#10;        port map (&#10;            clk =&gt; clk_s&#10;        );&#10;&#10;    sim : process&#10;        procedure set_direction(direction : in direction) is&#10;        begin&#10;            case direction is&#10;                when S_RIGHT =&gt; sys_direction &lt;= &quot;0001&quot;;&#10;                when S_LEFT =&gt; sys_direction &lt;= &quot;0010&quot;;&#10;                when S_UP =&gt; sys_direction &lt;= &quot;0100&quot;;&#10;                when S_DOWN =&gt; sys_direction &lt;= &quot;1000&quot;;&#10;                when others =&gt; null ;&#10;            end case;&#10;        end procedure set_direction;&#10;&#10;        procedure set_sys_step_jumper(sys_step_jumper_s: in STD_LOGIC) is&#10;        begin&#10;            load_regs &lt;= '1';&#10;            sys_step_jumper &lt;= sys_step_jumper_s;&#10;            wait until rising_edge(clk_s);&#10;            wait until falling_edge(clk_s);&#10;            load_regs &lt;= '0';&#10;        end procedure set_sys_step_jumper;&#10;&#10;        procedure send_direction is&#10;        begin&#10;            load_regs &lt;= '1';&#10;            wait until rising_edge(clk_s);&#10;            wait until falling_edge(clk_s);&#10;            load_regs &lt;= '0';&#10;            wait for CLK_PERIOD;&#10;        end procedure send_direction;&#10;&#10;        procedure reset_activate is    -- reset activation procedure&#10;        begin&#10;            wait until falling_edge(clk_s);&#10;            res &lt;= '1';&#10;            wait for CLK_PERIOD;&#10;            res &lt;= '0';&#10;        end procedure reset_activate;&#10;&#10;    begin&#10;        -- &gt; Behaviours to be tested:&#10;        -- 1) When reset is pressed the direction must be S_RIGHT&#10;        -- 2) Setting and syncyng the direction yields the correct result&#10;        -- 3) Choosing two different directions before syncing will send only&#10;        --    the last one&#10;        -- 4) Choosing a direction backwards to the current one doesn't alter&#10;        --    the direction output&#10;        -- 5) step_jumper_sync must always be equal to sys_step_jumper when&#10;        --    load_regs &lt;= '1'&#10;&#10;         -- Start behaviour test 1:&#10;        reset_activate;&#10;&#10;        assert direction_sync = S_RIGHT report&#10;            &quot;Test 1: RIGHT direction when reset was not set properlly&quot;;&#10;&#10;        -- Start behaviour test 2:&#10;        reset_activate;&#10;        set_direction(S_UP);&#10;        send_direction;&#10;&#10;        assert direction_sync = S_UP report&#10;            &quot;Test 2: UP direction was not set properlly&quot;;&#10;&#10;        set_direction(S_LEFT);&#10;        send_direction;&#10;&#10;        assert direction_sync = S_LEFT report&#10;            &quot;Test 2: LEFT direction was not set properlly&quot;;&#10;&#10;        set_direction(S_DOWN);&#10;        send_direction;&#10;&#10;        assert direction_sync = S_DOWN report&#10;            &quot;Test 2: DOWN direction was not set properlly&quot;;&#10;&#10;        set_direction(S_RIGHT);&#10;        send_direction;&#10;&#10;        assert direction_sync = S_RIGHT report&#10;            &quot;Test 2: RIGHT direction was not set properlly&quot;;&#10;&#10;        -- Start behaviour test 3:&#10;        reset_activate;&#10;        set_direction(S_UP);&#10;        set_direction(S_DOWN);&#10;        send_direction;&#10;&#10;        assert direction_sync = S_DOWN report&#10;            &quot;Test 3: DOWN direction was not set properlly&quot;;&#10;&#10;        set_direction(S_DOWN);&#10;        set_direction(S_RIGHT);&#10;        send_direction;&#10;&#10;        assert direction_sync = S_RIGHT report&#10;            &quot;Test 3: RIGHT direction was not set properlly&quot;;&#10;&#10;&#10;        -- Start behaviour test 4:&#10;        reset_activate;&#10;        set_direction(S_LEFT);&#10;        send_direction;&#10;&#10;        assert direction_sync = S_RIGHT report&#10;            &quot;Test 4: RIGHT direction was not set properlly&quot;;&#10;&#10;        set_direction(S_DOWN);&#10;        send_direction;&#10;        set_direction(S_UP);&#10;        send_direction;&#10;&#10;        assert direction_sync = S_DOWN report&#10;            &quot;Test 4: DOWN direction was not set properlly&quot;;&#10;&#10;        set_direction(S_LEFT);&#10;        send_direction;&#10;        set_direction(S_RIGHT);&#10;        send_direction;&#10;&#10;        assert direction_sync = S_LEFT report&#10;            &quot;Test 4: LEFT direction was not set properlly&quot;;&#10;&#10;        set_direction(S_UP);&#10;        send_direction;&#10;        set_direction(S_DOWN);&#10;        send_direction;&#10;&#10;        assert direction_sync = S_UP report&#10;            &quot;Test 4: UP direction was not set properlly&quot;;&#10;&#10;        -- Start behaviour test 5:&#10;&#10;        set_sys_step_jumper('1');&#10;        wait for CLK_PERIOD;&#10;        assert step_jumper_sync = '1' report&#10;            &quot;Test 5: step_jumper_sync 1 value was not set properlly&quot;;&#10;&#10;        set_sys_step_jumper('0');&#10;        wait for CLK_PERIOD;&#10;        assert step_jumper_sync = '0' report&#10;            &quot;Test 5: step_jumper_sync 0 value was not set properlly&quot;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button_handler_stimuli.vhd <text:s text:c="38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button_handler_stimuli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CLK_PERIOD <text:s/>: TIME := 10ns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12"/>: out STD_LOGIC;</text:span></text:p>
            <text:p text:style-name="P1"><text:span text:style-name="T1"><text:s text:c="8"/></text:span><text:span text:style-name="T1">res <text:s text:c="12"/>: out STD_LOGIC;</text:span></text:p>
            <text:p text:style-name="P1"><text:span text:style-name="T1"><text:s text:c="8"/></text:span><text:span text:style-name="T1">load_regs <text:s text:c="6"/>: out STD_LOGIC;</text:span></text:p>
            <text:p text:style-name="P1"><text:span text:style-name="T1"><text:s text:c="8"/></text:span><text:span text:style-name="T1">sys_direction <text:s text:c="2"/>: out STD_LOGIC_VECTOR(3 downto 0);</text:span></text:p>
            <text:p text:style-name="P1"><text:span text:style-name="T1"><text:s text:c="8"/></text:span><text:span text:style-name="T1">sys_step_jumper : out STD_LOGIC;</text:span></text:p>
            <text:p text:style-name="P1"><text:span text:style-name="T1"><text:s text:c="8"/></text:span><text:span text:style-name="T1">direction_sync <text:s/>: in direction;</text:span></text:p>
            <text:p text:style-name="P1"><text:span text:style-name="T1"><text:s text:c="8"/></text:span><text:span text:style-name="T1">step_jumper_sync: in STD_LOGIC</text:span></text:p>
            <text:p text:style-name="P1"><text:span text:style-name="T1"><text:s text:c="4"/></text:span><text:span text:style-name="T1">);</text:span></text:p>
            <text:p text:style-name="P1"><text:span text:style-name="T1">end button_handler_stimuli;</text:span></text:p>
            <text:p text:style-name="P1"><text:span text:style-name="T1"/></text:p>
            <text:p text:style-name="P1"><text:span text:style-name="T1">architecture test of button_handler_stimuli <text:s/>is</text:span></text:p>
            <text:p text:style-name="P1"><text:span text:style-name="T1"><text:s text:c="4"/></text:span><text:span text:style-name="T1">signal clk_s : STD_LOGIC;</text:span></text:p>
            <text:p text:style-name="P1"><text:span text:style-name="T1"/></text:p>
            <text:p text:style-name="P1"><text:span text:style-name="T1"><text:s text:c="4"/></text:span><text:span text:style-name="T1">component clock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CLK_PERIOD <text:s/>: TIME := 10n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clk &lt;= clk_s;</text:span></text:p>
            <text:p text:style-name="P1"><text:span text:style-name="T1"/></text:p>
            <text:p text:style-name="P1"><text:span text:style-name="T1"><text:s text:c="4"/></text:span><text:span text:style-name="T1">clock_cmp : clock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m : process</text:span></text:p>
            <text:p text:style-name="P1"><text:span text:style-name="T1"><text:s text:c="8"/></text:span><text:span text:style-name="T1">procedure set_direction(direction : in direction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case direction is</text:span></text:p>
            <text:p text:style-name="P1"><text:span text:style-name="T1"><text:s text:c="16"/></text:span><text:span text:style-name="T1">when S_RIGHT =&gt; sys_direction &lt;= "0001";</text:span></text:p>
            <text:p text:style-name="P1"><text:span text:style-name="T1"><text:s text:c="16"/></text:span><text:span text:style-name="T1">when S_LEFT =&gt; sys_direction &lt;= "0010";</text:span></text:p>
            <text:p text:style-name="P1"><text:span text:style-name="T1"><text:s text:c="16"/></text:span><text:span text:style-name="T1">when S_UP =&gt; sys_direction &lt;= "0100";</text:span></text:p>
            <text:p text:style-name="P1"><text:span text:style-name="T1"><text:s text:c="16"/></text:span><text:span text:style-name="T1">when S_DOWN =&gt; sys_direction &lt;= "1000";</text:span></text:p>
            <text:p text:style-name="P1"><text:span text:style-name="T1"><text:s text:c="16"/></text:span><text:span text:style-name="T1">when others =&gt; null ;</text:span></text:p>
            <text:p text:style-name="P1"><text:span text:style-name="T1"><text:s text:c="12"/></text:span><text:span text:style-name="T1">end case;</text:span></text:p>
            <text:p text:style-name="P1"><text:span text:style-name="T1"><text:s text:c="8"/></text:span><text:span text:style-name="T1">end procedure set_direction;</text:span></text:p>
            <text:p text:style-name="P1"><text:span text:style-name="T1"/></text:p>
            <text:p text:style-name="P1"><text:span text:style-name="T1"><text:s text:c="8"/></text:span><text:span text:style-name="T1">procedure set_sys_step_jumper(sys_step_jumper_s: in STD_LOGIC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load_regs &lt;= '1';</text:span></text:p>
            <text:p text:style-name="P1"><text:span text:style-name="T1"><text:s text:c="12"/></text:span><text:span text:style-name="T1">sys_step_jumper &lt;= sys_step_jumper_s;</text:span></text:p>
            <text:p text:style-name="P1"><text:span text:style-name="T1"><text:s text:c="12"/></text:span><text:span text:style-name="T1">wait until rising_edge(clk_s)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load_regs &lt;= '0';</text:span></text:p>
            <text:p text:style-name="P1"><text:span text:style-name="T1"><text:s text:c="8"/></text:span><text:span text:style-name="T1">end procedure set_sys_step_jumper;</text:span></text:p>
            <text:p text:style-name="P1"><text:span text:style-name="T1"/></text:p>
            <text:p text:style-name="P1"><text:span text:style-name="T1"><text:s text:c="8"/></text:span><text:span text:style-name="T1">procedure send_direction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load_regs &lt;= '1';</text:span></text:p>
            <text:p text:style-name="P1"><text:span text:style-name="T1"><text:s text:c="12"/></text:span><text:span text:style-name="T1">wait until rising_edge(clk_s)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load_regs &lt;= '0';</text:span></text:p>
            <text:p text:style-name="P1"><text:span text:style-name="T1"><text:s text:c="12"/></text:span><text:span text:style-name="T1">wait for CLK_PERIOD;</text:span></text:p>
            <text:p text:style-name="P1"><text:span text:style-name="T1"><text:s text:c="8"/></text:span><text:span text:style-name="T1">end procedure send_direction;</text:span></text:p>
            <text:p text:style-name="P1"><text:span text:style-name="T1"/></text:p>
            <text:p text:style-name="P1"><text:span text:style-name="T1"><text:s text:c="8"/></text:span><text:span text:style-name="T1">procedure reset_activate is <text:s text:c="3"/>-- reset activation procedure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1';</text:span></text:p>
            <text:p text:style-name="P1"><text:span text:style-name="T1"><text:s text:c="12"/></text:span><text:span text:style-name="T1">wait for CLK_PERIOD;</text:span></text:p>
            <text:p text:style-name="P1"><text:span text:style-name="T1"><text:s text:c="12"/></text:span><text:span text:style-name="T1">res &lt;= '0';</text:span></text:p>
            <text:p text:style-name="P1"><text:span text:style-name="T1"><text:s text:c="8"/></text:span><text:span text:style-name="T1">end procedure reset_activate;</text:span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 &gt; Behaviours to be tested:</text:span></text:p>
            <text:p text:style-name="P1"><text:span text:style-name="T1"><text:s text:c="8"/></text:span><text:span text:style-name="T1">-- 1) When reset is pressed the direction must be S_RIGHT</text:span></text:p>
            <text:p text:style-name="P1"><text:span text:style-name="T1"><text:s text:c="8"/></text:span><text:span text:style-name="T1">-- 2) Setting and syncyng the direction yields the correct result</text:span></text:p>
            <text:p text:style-name="P1"><text:span text:style-name="T1"><text:s text:c="8"/></text:span><text:span text:style-name="T1">-- 3) Choosing two different directions before syncing will send only</text:span></text:p>
            <text:p text:style-name="P1"><text:span text:style-name="T1"><text:s text:c="8"/></text:span><text:span text:style-name="T1">-- <text:s text:c="3"/>the last one</text:span></text:p>
            <text:p text:style-name="P1"><text:span text:style-name="T1"><text:s text:c="8"/></text:span><text:span text:style-name="T1">-- 4) Choosing a direction backwards to the current one doesn't alter</text:span></text:p>
            <text:p text:style-name="P1"><text:span text:style-name="T1"><text:s text:c="8"/></text:span><text:span text:style-name="T1">-- <text:s text:c="3"/>the direction output</text:span></text:p>
            <text:p text:style-name="P1"><text:span text:style-name="T1"><text:s text:c="8"/></text:span><text:span text:style-name="T1">-- 5) step_jumper_sync must always be equal to sys_step_jumper when</text:span></text:p>
            <text:p text:style-name="P1"><text:span text:style-name="T1"><text:s text:c="8"/></text:span><text:span text:style-name="T1">-- <text:s text:c="3"/>load_regs &lt;= '1'</text:span></text:p>
            <text:p text:style-name="P1"><text:span text:style-name="T1"/></text:p>
            <text:p text:style-name="P1"><text:span text:style-name="T1"><text:s text:c="9"/></text:span><text:span text:style-name="T1">-- Start behaviour test 1:</text:span></text:p>
            <text:p text:style-name="P1"><text:span text:style-name="T1"><text:s text:c="8"/></text:span><text:span text:style-name="T1">reset_activate;</text:span></text:p>
            <text:p text:style-name="P1"><text:span text:style-name="T1"/></text:p>
            <text:p text:style-name="P1"><text:span text:style-name="T1"><text:s text:c="8"/></text:span><text:span text:style-name="T1">assert direction_sync = S_RIGHT report</text:span></text:p>
            <text:p text:style-name="P1"><text:span text:style-name="T1"><text:s text:c="12"/></text:span><text:span text:style-name="T1">"Test 1: RIGHT direction when reset was not set properlly";</text:span></text:p>
            <text:p text:style-name="P1"><text:span text:style-name="T1"/></text:p>
            <text:p text:style-name="P1"><text:span text:style-name="T1"><text:s text:c="8"/></text:span><text:span text:style-name="T1">-- Start behaviour test 2: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set_direction(S_UP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UP report</text:span></text:p>
            <text:p text:style-name="P1"><text:span text:style-name="T1"><text:s text:c="12"/></text:span><text:span text:style-name="T1">"Test 2: UP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LEFT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LEFT report</text:span></text:p>
            <text:p text:style-name="P1"><text:span text:style-name="T1"><text:s text:c="12"/></text:span><text:span text:style-name="T1">"Test 2: LEFT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DOWN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DOWN report</text:span></text:p>
            <text:p text:style-name="P1"><text:span text:style-name="T1"><text:s text:c="12"/></text:span><text:span text:style-name="T1">"Test 2: DOWN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RIGHT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RIGHT report</text:span></text:p>
            <text:p text:style-name="P1"><text:span text:style-name="T1"><text:s text:c="12"/></text:span><text:span text:style-name="T1">"Test 2: RIGHT direction was not set properlly";</text:span></text:p>
            <text:p text:style-name="P1"><text:span text:style-name="T1"/></text:p>
            <text:p text:style-name="P1"><text:span text:style-name="T1"><text:s text:c="8"/></text:span><text:span text:style-name="T1">-- Start behaviour test 3: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set_direction(S_UP);</text:span></text:p>
            <text:p text:style-name="P1"><text:span text:style-name="T1"><text:s text:c="8"/></text:span><text:span text:style-name="T1">set_direction(S_DOWN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DOWN report</text:span></text:p>
            <text:p text:style-name="P1"><text:span text:style-name="T1"><text:s text:c="12"/></text:span><text:span text:style-name="T1">"Test 3: DOWN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DOWN);</text:span></text:p>
            <text:p text:style-name="P1"><text:span text:style-name="T1"><text:s text:c="8"/></text:span><text:span text:style-name="T1">set_direction(S_RIGHT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RIGHT report</text:span></text:p>
            <text:p text:style-name="P1"><text:span text:style-name="T1"><text:s text:c="12"/></text:span><text:span text:style-name="T1">"Test 3: RIGHT direction was not set properlly"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-- Start behaviour test 4: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set_direction(S_LEFT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RIGHT report</text:span></text:p>
            <text:p text:style-name="P1"><text:span text:style-name="T1"><text:s text:c="12"/></text:span><text:span text:style-name="T1">"Test 4: RIGHT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DOWN);</text:span></text:p>
            <text:p text:style-name="P1"><text:span text:style-name="T1"><text:s text:c="8"/></text:span><text:span text:style-name="T1">send_direction;</text:span></text:p>
            <text:p text:style-name="P1"><text:span text:style-name="T1"><text:s text:c="8"/></text:span><text:span text:style-name="T1">set_direction(S_UP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DOWN report</text:span></text:p>
            <text:p text:style-name="P1"><text:span text:style-name="T1"><text:s text:c="12"/></text:span><text:span text:style-name="T1">"Test 4: DOWN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LEFT);</text:span></text:p>
            <text:p text:style-name="P1"><text:span text:style-name="T1"><text:s text:c="8"/></text:span><text:span text:style-name="T1">send_direction;</text:span></text:p>
            <text:p text:style-name="P1"><text:span text:style-name="T1"><text:s text:c="8"/></text:span><text:span text:style-name="T1">set_direction(S_RIGHT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LEFT report</text:span></text:p>
            <text:p text:style-name="P1"><text:span text:style-name="T1"><text:s text:c="12"/></text:span><text:span text:style-name="T1">"Test 4: LEFT direction was not set properlly";</text:span></text:p>
            <text:p text:style-name="P1"><text:span text:style-name="T1"/></text:p>
            <text:p text:style-name="P1"><text:span text:style-name="T1"><text:s text:c="8"/></text:span><text:span text:style-name="T1">set_direction(S_UP);</text:span></text:p>
            <text:p text:style-name="P1"><text:span text:style-name="T1"><text:s text:c="8"/></text:span><text:span text:style-name="T1">send_direction;</text:span></text:p>
            <text:p text:style-name="P1"><text:span text:style-name="T1"><text:s text:c="8"/></text:span><text:span text:style-name="T1">set_direction(S_DOWN);</text:span></text:p>
            <text:p text:style-name="P1"><text:span text:style-name="T1"><text:s text:c="8"/></text:span><text:span text:style-name="T1">send_direction;</text:span></text:p>
            <text:p text:style-name="P1"><text:span text:style-name="T1"/></text:p>
            <text:p text:style-name="P1"><text:span text:style-name="T1"><text:s text:c="8"/></text:span><text:span text:style-name="T1">assert direction_sync = S_UP report</text:span></text:p>
            <text:p text:style-name="P1"><text:span text:style-name="T1"><text:s text:c="12"/></text:span><text:span text:style-name="T1">"Test 4: UP direction was not set properlly";</text:span></text:p>
            <text:p text:style-name="P1"><text:span text:style-name="T1"/></text:p>
            <text:p text:style-name="P1"><text:span text:style-name="T1"><text:s text:c="8"/></text:span><text:span text:style-name="T1">-- Start behaviour test 5:</text:span></text:p>
            <text:p text:style-name="P1"><text:span text:style-name="T1"/></text:p>
            <text:p text:style-name="P1"><text:span text:style-name="T1"><text:s text:c="8"/></text:span><text:span text:style-name="T1">set_sys_step_jumper('1');</text:span></text:p>
            <text:p text:style-name="P1"><text:span text:style-name="T1"><text:s text:c="8"/></text:span><text:span text:style-name="T1">wait for CLK_PERIOD;</text:span></text:p>
            <text:p text:style-name="P1"><text:span text:style-name="T1"><text:s text:c="8"/></text:span><text:span text:style-name="T1">assert step_jumper_sync = '1' report</text:span></text:p>
            <text:p text:style-name="P1"><text:span text:style-name="T1"><text:s text:c="12"/></text:span><text:span text:style-name="T1">"Test 5: step_jumper_sync 1 value was not set properlly";</text:span></text:p>
            <text:p text:style-name="P1"><text:span text:style-name="T1"/></text:p>
            <text:p text:style-name="P1"><text:span text:style-name="T1"><text:s text:c="8"/></text:span><text:span text:style-name="T1">set_sys_step_jumper('0');</text:span></text:p>
            <text:p text:style-name="P1"><text:span text:style-name="T1"><text:s text:c="8"/></text:span><text:span text:style-name="T1">wait for CLK_PERIOD;</text:span></text:p>
            <text:p text:style-name="P1"><text:span text:style-name="T1"><text:s text:c="8"/></text:span><text:span text:style-name="T1">assert step_jumper_sync = '0' report</text:span></text:p>
            <text:p text:style-name="P1"><text:span text:style-name="T1"><text:s text:c="12"/></text:span><text:span text:style-name="T1">"Test 5: step_jumper_sync 0 value was not set properlly"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6" form:control-implementation="ooo:com.sun.star.form.component.TextField" xml:id="control7" form:id="control7" form:current-value="--******************************************************************************&#10;--*                                                                            *&#10;--* Title   : fsm_init_tb.vhd     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fsm_init_tb is&#10;end fsm_init_tb;&#10;&#10;architecture test of fsm_init_tb is&#10;    component fsm_init&#10;        port (&#10;            clk         : in STD_LOGIC;&#10;            res         : in STD_LOGIC;&#10;            fsm_m_start : in STD_LOGIC;&#10;            ofc_of_x    : in STD_LOGIC;&#10;            ofc_of_y    : in STD_LOGIC;&#10;            dp_ctrl     : out datapath_ctrl_flags;&#10;            fsm_m_done  : out STD_LOGIC&#10;        );&#10;    end component;&#10;&#10;    component fsm_init_stimuli is&#10;        port (&#10;            clk         : out STD_LOGIC;&#10;            res         : out STD_LOGIC;&#10;            fsm_m_start : out STD_LOGIC;&#10;            ofc_of_x    : out STD_LOGIC;&#10;            ofc_of_y    : out STD_LOGIC;&#10;            dp_ctrl     : in  datapath_ctrl_flags;&#10;            fsm_m_done  : in  STD_LOGIC&#10;        );&#10;    end component;&#10;&#10;    signal dp_ctrl_s: datapath_ctrl_flags;&#10;    signal clk_s, res_s, fsm_m_start_s, ofc_of_x_s, ofc_of_y_s,&#10;        fsm_m_done_s : STD_LOGIC;&#10;&#10;begin&#10;    -- Instantiate DUT&#10;    dut : fsm_init&#10;        port map (&#10;            clk         =&gt; clk_s,&#10;            res         =&gt; res_s,&#10;            fsm_m_start =&gt; fsm_m_start_s,&#10;            ofc_of_x    =&gt; ofc_of_x_s,&#10;            ofc_of_y    =&gt; ofc_of_y_s,&#10;            dp_ctrl     =&gt; dp_ctrl_s,&#10;            fsm_m_done  =&gt; fsm_m_done_s&#10;        );&#10;&#10;    -- Instantiate stimuli generation module&#10;    test : fsm_init_stimuli&#10;        port map (&#10;            clk         =&gt; clk_s,&#10;            res         =&gt; res_s,&#10;            fsm_m_start =&gt; fsm_m_start_s,&#10;            ofc_of_x    =&gt; ofc_of_x_s,&#10;            ofc_of_y    =&gt; ofc_of_y_s,&#10;            dp_ctrl     =&gt; dp_ctrl_s,&#10;            fsm_m_done  =&gt; fsm_m_done_s&#10;        );&#10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Title <text:s text:c="2"/>: fsm_init_tb.vhd <text:s text:c="49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init_tb is</text:span></text:p>
            <text:p text:style-name="P1"><text:span text:style-name="T1">end fsm_init_tb;</text:span></text:p>
            <text:p text:style-name="P1"><text:span text:style-name="T1"/></text:p>
            <text:p text:style-name="P1"><text:span text:style-name="T1">architecture test of fsm_init_tb is</text:span></text:p>
            <text:p text:style-name="P1"><text:span text:style-name="T1"><text:s text:c="4"/></text:span><text:span text:style-name="T1">component fsm_init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<text:s text:c="8"/>: in STD_LOGIC;</text:span></text:p>
            <text:p text:style-name="P1"><text:span text:style-name="T1"><text:s text:c="12"/></text:span><text:span text:style-name="T1">res <text:s text:c="8"/>: in STD_LOGIC;</text:span></text:p>
            <text:p text:style-name="P1"><text:span text:style-name="T1"><text:s text:c="12"/></text:span><text:span text:style-name="T1">fsm_m_start : in STD_LOGIC;</text:span></text:p>
            <text:p text:style-name="P1"><text:span text:style-name="T1"><text:s text:c="12"/></text:span><text:span text:style-name="T1">ofc_of_x <text:s text:c="3"/>: in STD_LOGIC;</text:span></text:p>
            <text:p text:style-name="P1"><text:span text:style-name="T1"><text:s text:c="12"/></text:span><text:span text:style-name="T1">ofc_of_y <text:s text:c="3"/>: in STD_LOGIC;</text:span></text:p>
            <text:p text:style-name="P1"><text:span text:style-name="T1"><text:s text:c="12"/></text:span><text:span text:style-name="T1">dp_ctrl <text:s text:c="4"/>: out datapath_ctrl_flags;</text:span></text:p>
            <text:p text:style-name="P1"><text:span text:style-name="T1"><text:s text:c="12"/></text:span><text:span text:style-name="T1">fsm_m_done <text:s/>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component fsm_init_stimuli is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<text:s text:c="8"/>: out STD_LOGIC;</text:span></text:p>
            <text:p text:style-name="P1"><text:span text:style-name="T1"><text:s text:c="12"/></text:span><text:span text:style-name="T1">res <text:s text:c="8"/>: out STD_LOGIC;</text:span></text:p>
            <text:p text:style-name="P1"><text:span text:style-name="T1"><text:s text:c="12"/></text:span><text:span text:style-name="T1">fsm_m_start : out STD_LOGIC;</text:span></text:p>
            <text:p text:style-name="P1"><text:span text:style-name="T1"><text:s text:c="12"/></text:span><text:span text:style-name="T1">ofc_of_x <text:s text:c="3"/>: out STD_LOGIC;</text:span></text:p>
            <text:p text:style-name="P1"><text:span text:style-name="T1"><text:s text:c="12"/></text:span><text:span text:style-name="T1">ofc_of_y <text:s text:c="3"/>: out STD_LOGIC;</text:span></text:p>
            <text:p text:style-name="P1"><text:span text:style-name="T1"><text:s text:c="12"/></text:span><text:span text:style-name="T1">dp_ctrl <text:s text:c="4"/>: in <text:s/>datapath_ctrl_flags;</text:span></text:p>
            <text:p text:style-name="P1"><text:span text:style-name="T1"><text:s text:c="12"/></text:span><text:span text:style-name="T1">fsm_m_done <text:s/>: in <text:s/>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signal dp_ctrl_s: datapath_ctrl_flags;</text:span></text:p>
            <text:p text:style-name="P1"><text:span text:style-name="T1"><text:s text:c="4"/></text:span><text:span text:style-name="T1">signal clk_s, res_s, fsm_m_start_s, ofc_of_x_s, ofc_of_y_s,</text:span></text:p>
            <text:p text:style-name="P1"><text:span text:style-name="T1"><text:s text:c="8"/></text:span><text:span text:style-name="T1">fsm_m_done_s : STD_LOGIC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-- Instantiate DUT</text:span></text:p>
            <text:p text:style-name="P1"><text:span text:style-name="T1"><text:s text:c="4"/></text:span><text:span text:style-name="T1">dut : fsm_init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<text:s text:c="8"/>=&gt; clk_s,</text:span></text:p>
            <text:p text:style-name="P1"><text:span text:style-name="T1"><text:s text:c="12"/></text:span><text:span text:style-name="T1">res <text:s text:c="8"/>=&gt; res_s,</text:span></text:p>
            <text:p text:style-name="P1"><text:span text:style-name="T1"><text:s text:c="12"/></text:span><text:span text:style-name="T1">fsm_m_start =&gt; fsm_m_start_s,</text:span></text:p>
            <text:p text:style-name="P1"><text:span text:style-name="T1"><text:s text:c="12"/></text:span><text:span text:style-name="T1">ofc_of_x <text:s text:c="3"/>=&gt; ofc_of_x_s,</text:span></text:p>
            <text:p text:style-name="P1"><text:span text:style-name="T1"><text:s text:c="12"/></text:span><text:span text:style-name="T1">ofc_of_y <text:s text:c="3"/>=&gt; ofc_of_y_s,</text:span></text:p>
            <text:p text:style-name="P1"><text:span text:style-name="T1"><text:s text:c="12"/></text:span><text:span text:style-name="T1">dp_ctrl <text:s text:c="4"/>=&gt; dp_ctrl_s,</text:span></text:p>
            <text:p text:style-name="P1"><text:span text:style-name="T1"><text:s text:c="12"/></text:span><text:span text:style-name="T1">fsm_m_done <text:s/>=&gt; fsm_m_done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-- Instantiate stimuli generation module</text:span></text:p>
            <text:p text:style-name="P1"><text:span text:style-name="T1"><text:s text:c="4"/></text:span><text:span text:style-name="T1">test : fsm_init_stimuli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<text:s text:c="8"/>=&gt; clk_s,</text:span></text:p>
            <text:p text:style-name="P1"><text:span text:style-name="T1"><text:s text:c="12"/></text:span><text:span text:style-name="T1">res <text:s text:c="8"/>=&gt; res_s,</text:span></text:p>
            <text:p text:style-name="P1"><text:span text:style-name="T1"><text:s text:c="12"/></text:span><text:span text:style-name="T1">fsm_m_start =&gt; fsm_m_start_s,</text:span></text:p>
            <text:p text:style-name="P1"><text:span text:style-name="T1"><text:s text:c="12"/></text:span><text:span text:style-name="T1">ofc_of_x <text:s text:c="3"/>=&gt; ofc_of_x_s,</text:span></text:p>
            <text:p text:style-name="P1"><text:span text:style-name="T1"><text:s text:c="12"/></text:span><text:span text:style-name="T1">ofc_of_y <text:s text:c="3"/>=&gt; ofc_of_y_s,</text:span></text:p>
            <text:p text:style-name="P1"><text:span text:style-name="T1"><text:s text:c="12"/></text:span><text:span text:style-name="T1">dp_ctrl <text:s text:c="4"/>=&gt; dp_ctrl_s,</text:span></text:p>
            <text:p text:style-name="P1"><text:span text:style-name="T1"><text:s text:c="12"/></text:span><text:span text:style-name="T1">fsm_m_done <text:s/>=&gt; fsm_m_done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7" form:control-implementation="ooo:com.sun.star.form.component.TextField" xml:id="control8" form:id="control8" form:current-value="--******************************************************************************&#10;--*                                                                            *&#10;--* Title   : fsm_init_stimuli.vhd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fsm_init_stimuli is&#10;    generic (&#10;        CLK_PERIOD: TIME := 10 ns&#10;    );&#10;&#10;    port (&#10;        clk         : out STD_LOGIC := '0';&#10;        res         : out STD_LOGIC := '0';&#10;        fsm_m_start : out STD_LOGIC := '0';&#10;        ofc_of_x    : out STD_LOGIC := '0';&#10;        ofc_of_y    : out STD_LOGIC := '0';&#10;        dp_ctrl     : in  datapath_ctrl_flags;&#10;        fsm_m_done  : in  STD_LOGIC&#10;    );&#10;end fsm_init_stimuli;&#10;&#10;architecture test of fsm_init_stimuli is&#10;    type FSM_INIT_STATES is (&#10;        READY_STATE,&#10;        RESET_ROW_STATE,&#10;        WRITE_HEAD_STATE,&#10;        JUMP_ROW_STATE&#10;    );&#10;&#10;    signal clk_s : STD_LOGIC;&#10;&#10;    component clock&#10;        generic (&#10;            CLK_PERIOD: TIME := 10 ns&#10;        );&#10;        port (&#10;            clk : out STD_LOGIC&#10;        );&#10;    end component ;&#10;&#10;begin&#10;    clk &lt;= clk_s;&#10;&#10;    clock_cmp : clock&#10;        port map (&#10;            clk =&gt; clk_s&#10;        );&#10;&#10;    sim : process&#10;        procedure set_fsm(&#10;            fsm_m_start_s, ofc_of_x_s, ofc_of_y_s: in STD_LOGIC&#10;        ) is&#10;        begin&#10;            wait until falling_edge(clk_s);&#10;                fsm_m_start &lt;= fsm_m_start_s;&#10;                ofc_of_x &lt;= ofc_of_x_s;&#10;                ofc_of_y &lt;= ofc_of_y_s;&#10;            wait until falling_edge(clk_s);&#10;        end procedure set_fsm;&#10;&#10;        procedure check_fsm_signals(&#10;            ng_one_gen, ng_pos_neg, ng_one_three, alu_x_y, alu_pass_calc,&#10;            rb_head_en, rb_reg2_en, rb_fifo_en, rb_fifo_pop: in STD_LOGIC;&#10;            rb_out_sel: in RB_SEL; cg_sel: in CODE; mem_w_e: in STD_LOGIC;&#10;            message: in STRING(1 to 15) --Failed test 000&#10;        ) is&#10;        begin&#10;&#10;            assert ng_one_gen = dp_ctrl.ng_one_gen report message;&#10;            assert ng_one_gen = dp_ctrl.ng_one_gen report message;&#10;            assert ng_one_gen = dp_ctrl.ng_one_gen&#10;                report &quot;ng_one_gen: &quot; &amp; message;&#10;            assert ng_pos_neg = dp_ctrl.ng_pos_neg&#10;                report &quot;ng_pos_neg: &quot; &amp; message;&#10;            assert ng_one_three = dp_ctrl.ng_one_three&#10;                report &quot;ng_one_three: &quot; &amp; message;&#10;            assert alu_x_y = dp_ctrl.alu_x_y report &quot;alu_x_y: &quot; &amp; message;&#10;            assert alu_pass_calc = dp_ctrl.alu_pass_calc&#10;                report &quot;alu_pass_calc: &quot; &amp; message;&#10;            assert rb_head_en = dp_ctrl.rb_head_en&#10;                report &quot;rb_head_en: &quot; &amp; message;&#10;            assert rb_reg2_en = dp_ctrl.rb_reg2_en&#10;                report &quot;rb_reg2_en: &quot; &amp; message;&#10;            assert rb_fifo_en = dp_ctrl.rb_fifo_en&#10;                report &quot;rb_fifo_en: &quot; &amp; message;&#10;            assert rb_fifo_pop = dp_ctrl.rb_fifo_pop&#10;                report &quot;rb_fifo_pop: &quot; &amp; message;&#10;            assert rb_out_sel = dp_ctrl.rb_out_sel&#10;                report &quot;rb_out_sel: &quot; &amp; message;&#10;            assert cg_sel = dp_ctrl.cg_sel report &quot;cg_sel: &quot; &amp; message;&#10;            assert mem_w_e = dp_ctrl.mem_w_e report &quot;mem_w_e: &quot; &amp; message;&#10;&#10;        end procedure check_fsm_signals;&#10;&#10;        procedure check_fsm_state(&#10;            state: in FSM_INIT_STATES;&#10;            message: in STRING(1 to 15) --Failed test 000&#10;        ) is&#10;        begin&#10;&#10;            case state is&#10;                when READY_STATE =&gt;&#10;                    check_fsm_signals(&#10;                        '0',        -- ng_one_gen&#10;                        '0',        -- ng_pos_neg&#10;                        '0',        -- ng_one_three&#10;                        '0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BLANK,      -- cg_sel&#10;                        '0',        -- mem_w_e&#10;                        message&#10;                    );&#10;                    assert fsm_m_done = '0' report &quot;fsm_m_done: &quot; &amp; message;&#10;                when RESET_ROW_STATE =&gt;&#10;                    check_fsm_signals(&#10;                        '0',        -- ng_one_gen&#10;                        '0',        -- ng_pos_neg&#10;                        '0',        -- ng_one_three&#10;                        '0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BLANK,      -- cg_sel&#10;                        '1',        -- mem_w_e&#10;                        message&#10;                    );&#10;                    assert fsm_m_done = '0' report &quot;fsm_m_done: &quot; &amp; message;&#10;                when JUMP_ROW_STATE =&gt;&#10;                    check_fsm_signals(&#10;                        '0',        -- ng_one_gen&#10;                        '0',        -- ng_pos_neg&#10;                        '0',        -- ng_one_three&#10;                        '1',        -- alu_x_y&#10;                        '1',        -- alu_pass_calc&#10;                        '0',        -- rb_head_en&#10;                        '1',        -- rb_reg2_en&#10;                        '0',        -- rb_fifo_en&#10;                        '0',        -- rb_fifo_pop&#10;                        REG2_OUT,   -- rb_out_sel&#10;                        BLANK,      -- cg_sel&#10;                        '1',        -- mem_w_e&#10;                        message&#10;                    );&#10;                    assert fsm_m_done = '0' report &quot;fsm_m_done: &quot; &amp; message;&#10;                when WRITE_HEAD_STATE =&gt;&#10;                    check_fsm_signals(&#10;                        '0',        -- ng_one_gen&#10;                        '0',        -- ng_pos_neg&#10;                        '0',        -- ng_one_three&#10;                        '0',        -- alu_x_y&#10;                        '0',        -- alu_pass_calc&#10;                        '0',        -- rb_head_en&#10;                        '0',        -- rb_reg2_en&#10;                        '1',        -- rb_fifo_en&#10;                        '0',        -- rb_fifo_pop&#10;                        HEAD_OUT,   -- rb_out_sel&#10;                        HEAD_RIGHT, -- cg_sel&#10;                        '1',        -- mem_w_e&#10;                        message&#10;                    );&#10;                    assert fsm_m_done = '1' report &quot;fsm_m_done: &quot; &amp; message;&#10;                when others =&gt; null;&#10;            end case;&#10;&#10;        end procedure check_fsm_state;&#10;&#10;        procedure reset_activate is    -- reset activation procedure&#10;        begin&#10;            wait until falling_edge(clk_s);&#10;            res &lt;= '1';&#10;            wait until falling_edge(clk_s);&#10;            res &lt;= '0';&#10;        end procedure reset_activate;&#10;&#10;    begin&#10;        --Test 1 - while fsm_m_start is 0 the state shoud be ready&#10;        reset_activate;&#10;        check_fsm_state(READY_STATE, &quot;Failed test 001&quot;);&#10;&#10;&#10;        set_fsm(&#10;            '0',    --fsm_m_start_s,&#10;            '1',    --ofc_of_x_s,&#10;            '0'     --ofc_of_y_s&#10;        );&#10;        check_fsm_state(READY_STATE, &quot;Failed test 002&quot;);&#10;&#10;        set_fsm(&#10;            '0',    --fsm_m_start_s,&#10;            '0',    --ofc_of_x_s,&#10;            '1'     --ofc_of_y_s&#10;        );&#10;        check_fsm_state(READY_STATE, &quot;Failed test 003&quot;);&#10;&#10;        set_fsm(&#10;            '0',    --fsm_m_start_s,&#10;            '1',    --ofc_of_x_s,&#10;            '1'     --ofc_of_y_s&#10;        );&#10;        check_fsm_state(READY_STATE, &quot;Failed test 004&quot;);&#10;&#10;        --Test 2 - when the state is Ready, changing fsm_m_main to 1 should&#10;        --  transition the fsm to the Reset_row state&#10;&#10;        set_fsm(&#10;            '1',    --fsm_m_start_s,&#10;            '0',    --ofc_of_x_s,&#10;            '0'     --ofc_of_y_s&#10;        );&#10;        check_fsm_state(RESET_ROW_STATE, &quot;Failed test 005&quot;);&#10;&#10;        -- Test 3 - the fsm should stay on this state as long as ofc_of_x is 0&#10;&#10;        set_fsm(&#10;            '0',    --fsm_m_start_s,&#10;            '0',    --ofc_of_x_s,&#10;            '1'     --ofc_of_y_s&#10;        );&#10;        check_fsm_state(RESET_ROW_STATE, &quot;Failed test 006&quot;);&#10;&#10;        set_fsm(&#10;            '1',    --fsm_m_start_s,&#10;            '0',    --ofc_of_x_s,&#10;            '1'     --ofc_of_y_s&#10;        );&#10;        check_fsm_state(RESET_ROW_STATE, &quot;Failed test 007&quot;);&#10;&#10;        -- Test 4 - the fsm should transition to Jump_Row when ofc_of_x is 1&#10;&#10;        set_fsm(&#10;            '0',    --fsm_m_start_s,&#10;            '1',    --ofc_of_x_s,&#10;            '0'     --ofc_of_y_s&#10;        );&#10;        check_fsm_state(JUMP_ROW_STATE, &quot;Failed test 008&quot;);&#10;&#10;        -- Test 5 - when at the Jump_Row state, if ofc_of_y is 0 we should go&#10;        --  back to Reset_Row&#10;&#10;        set_fsm(&#10;            '0',    --fsm_m_start_s,&#10;            '0',    --ofc_of_x_s,&#10;            '0'     --ofc_of_y_s&#10;        );&#10;        check_fsm_state(RESET_ROW_STATE, &quot;Failed test 009&quot;);&#10;&#10;        -- Test 6 - going back to the Jump_Row state&#10;&#10;        set_fsm(&#10;            '0',    --fsm_m_start_s,&#10;            '1',    --ofc_of_x_s,&#10;            '1'     --ofc_of_y_s&#10;        );&#10;        check_fsm_state(JUMP_ROW_STATE, &quot;Failed test 010&quot;);&#10;&#10;        -- Test 7 - when at the Jump_Row state, if ofc_of_y is 1 we should go&#10;        --  to the state Write_Head&#10;&#10;        wait until falling_edge(clk_s);&#10;        check_fsm_state(WRITE_HEAD_STATE, &quot;Failed test 011&quot;);&#10;&#10;        -- Test 8 -- the fsm shout transition automatically to Ready&#10;&#10;        wait until falling_edge(clk_s);&#10;        check_fsm_state(READY_STATE, &quot;Failed test 012&quot;);&#10;&#10;        -- Test 9 -- when rst we should go directly to the Ready state&#10;&#10;         set_fsm(&#10;            '1',    --fsm_m_start_s,&#10;            '0',    --ofc_of_x_s,&#10;            '0'     --ofc_of_y_s&#10;        );&#10;        check_fsm_state(RESET_ROW_STATE, &quot;Failed test 013&quot;);&#10;&#10;        reset_activate;&#10;        check_fsm_state(READY_STATE, &quot;Failed test 014&quot;);&#10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Title <text:s text:c="2"/>: fsm_init_stimuli.vhd <text:s text:c="44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</text:span><text:span text:style-name="T1">*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fsm_init_stimuli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CLK_PERIOD: TIME := 10 ns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lk <text:s text:c="8"/>: out STD_LOGIC := '0';</text:span></text:p>
            <text:p text:style-name="P1"><text:span text:style-name="T1"><text:s text:c="8"/></text:span><text:span text:style-name="T1">res <text:s text:c="8"/>: out STD_LOGIC := '0';</text:span></text:p>
            <text:p text:style-name="P1"><text:span text:style-name="T1"><text:s text:c="8"/></text:span><text:span text:style-name="T1">fsm_m_start : out STD_LOGIC := '0';</text:span></text:p>
            <text:p text:style-name="P1"><text:span text:style-name="T1"><text:s text:c="8"/></text:span><text:span text:style-name="T1">ofc_of_x <text:s text:c="3"/>: out STD_LOGIC := '0';</text:span></text:p>
            <text:p text:style-name="P1"><text:span text:style-name="T1"><text:s text:c="8"/></text:span><text:span text:style-name="T1">ofc_of_y <text:s text:c="3"/>: out STD_LOGIC := '0';</text:span></text:p>
            <text:p text:style-name="P1"><text:span text:style-name="T1"><text:s text:c="8"/></text:span><text:span text:style-name="T1">dp_ctrl <text:s text:c="4"/>: in <text:s/>datapath_ctrl_flags;</text:span></text:p>
            <text:p text:style-name="P1"><text:span text:style-name="T1"><text:s text:c="8"/></text:span><text:span text:style-name="T1">fsm_m_done <text:s/>: in <text:s/>STD_LOGIC</text:span></text:p>
            <text:p text:style-name="P1"><text:span text:style-name="T1"><text:s text:c="4"/></text:span><text:span text:style-name="T1">);</text:span></text:p>
            <text:p text:style-name="P1"><text:span text:style-name="T1">end fsm_init_stimuli;</text:span></text:p>
            <text:p text:style-name="P1"><text:span text:style-name="T1"/></text:p>
            <text:p text:style-name="P1"><text:span text:style-name="T1">architecture test of fsm_init_stimuli is</text:span></text:p>
            <text:p text:style-name="P1"><text:span text:style-name="T1"><text:s text:c="4"/></text:span><text:span text:style-name="T1">type FSM_INIT_STATES is (</text:span></text:p>
            <text:p text:style-name="P1"><text:span text:style-name="T1"><text:s text:c="8"/></text:span><text:span text:style-name="T1">READY_STATE,</text:span></text:p>
            <text:p text:style-name="P1"><text:span text:style-name="T1"><text:s text:c="8"/></text:span><text:span text:style-name="T1">RESET_ROW_STATE,</text:span></text:p>
            <text:p text:style-name="P1"><text:span text:style-name="T1"><text:s text:c="8"/></text:span><text:span text:style-name="T1">WRITE_HEAD_STATE,</text:span></text:p>
            <text:p text:style-name="P1"><text:span text:style-name="T1"><text:s text:c="8"/></text:span><text:span text:style-name="T1">JUMP_ROW_STATE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gnal clk_s : STD_LOGIC;</text:span></text:p>
            <text:p text:style-name="P1"><text:span text:style-name="T1"/></text:p>
            <text:p text:style-name="P1"><text:span text:style-name="T1"><text:s text:c="4"/></text:span><text:span text:style-name="T1">component clock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CLK_PERIOD: TIME := 10 n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lk : out STD_LOGIC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clk &lt;= clk_s;</text:span></text:p>
            <text:p text:style-name="P1"><text:span text:style-name="T1"/></text:p>
            <text:p text:style-name="P1"><text:span text:style-name="T1"><text:s text:c="4"/></text:span><text:span text:style-name="T1">clock_cmp : clock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lk =&gt; clk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sim : process</text:span></text:p>
            <text:p text:style-name="P1"><text:span text:style-name="T1"><text:s text:c="8"/></text:span><text:span text:style-name="T1">procedure set_fsm(</text:span></text:p>
            <text:p text:style-name="P1"><text:span text:style-name="T1"><text:s text:c="12"/></text:span><text:span text:style-name="T1">fsm_m_start_s, ofc_of_x_s, ofc_of_y_s: in STD_LOGIC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6"/></text:span><text:span text:style-name="T1">fsm_m_start &lt;= fsm_m_start_s;</text:span></text:p>
            <text:p text:style-name="P1"><text:span text:style-name="T1"><text:s text:c="16"/></text:span><text:span text:style-name="T1">ofc_of_x &lt;= ofc_of_x_s;</text:span></text:p>
            <text:p text:style-name="P1"><text:span text:style-name="T1"><text:s text:c="16"/></text:span><text:span text:style-name="T1">ofc_of_y &lt;= ofc_of_y_s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8"/></text:span><text:span text:style-name="T1">end procedure set_fsm;</text:span></text:p>
            <text:p text:style-name="P1"><text:span text:style-name="T1"/></text:p>
            <text:p text:style-name="P1"><text:span text:style-name="T1"><text:s text:c="8"/></text:span><text:span text:style-name="T1">procedure check_fsm_signals(</text:span></text:p>
            <text:p text:style-name="P1"><text:span text:style-name="T1"><text:s text:c="12"/></text:span><text:span text:style-name="T1">ng_one_gen, ng_pos_neg, ng_one_three, alu_x_y, alu_pass_calc,</text:span></text:p>
            <text:p text:style-name="P1"><text:span text:style-name="T1"><text:s text:c="12"/></text:span><text:span text:style-name="T1">rb_head_en, rb_reg2_en, rb_fifo_en, rb_fifo_pop: in STD_LOGIC;</text:span></text:p>
            <text:p text:style-name="P1"><text:span text:style-name="T1"><text:s text:c="12"/></text:span><text:span text:style-name="T1">rb_out_sel: in RB_SEL; cg_sel: in CODE; mem_w_e: in STD_LOGIC;</text:span></text:p>
            <text:p text:style-name="P1"><text:span text:style-name="T1"><text:s text:c="12"/></text:span><text:span text:style-name="T1">message: in STRING(1 to 15) --Failed test 000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/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 report message;</text:span></text:p>
            <text:p text:style-name="P1"><text:span text:style-name="T1"><text:s text:c="12"/></text:span><text:span text:style-name="T1">assert ng_one_gen = dp_ctrl.ng_one_gen</text:span></text:p>
            <text:p text:style-name="P1"><text:span text:style-name="T1"><text:s text:c="16"/></text:span><text:span text:style-name="T1">report "ng_one_gen: " &amp; message;</text:span></text:p>
            <text:p text:style-name="P1"><text:span text:style-name="T1"><text:s text:c="12"/></text:span><text:span text:style-name="T1">assert ng_pos_neg = dp_ctrl.ng_pos_neg</text:span></text:p>
            <text:p text:style-name="P1"><text:span text:style-name="T1"><text:s text:c="16"/></text:span><text:span text:style-name="T1">report "ng_pos_neg: " &amp; message;</text:span></text:p>
            <text:p text:style-name="P1"><text:span text:style-name="T1"><text:s text:c="12"/></text:span><text:span text:style-name="T1">assert ng_one_three = dp_ctrl.ng_one_three</text:span></text:p>
            <text:p text:style-name="P1"><text:span text:style-name="T1"><text:s text:c="16"/></text:span><text:span text:style-name="T1">report "ng_one_three: " &amp; message;</text:span></text:p>
            <text:p text:style-name="P1"><text:span text:style-name="T1"><text:s text:c="12"/></text:span><text:span text:style-name="T1">assert alu_x_y = dp_ctrl.alu_x_y report "alu_x_y: " &amp; message;</text:span></text:p>
            <text:p text:style-name="P1"><text:span text:style-name="T1"><text:s text:c="12"/></text:span><text:span text:style-name="T1">assert alu_pass_calc = dp_ctrl.alu_pass_calc</text:span></text:p>
            <text:p text:style-name="P1"><text:span text:style-name="T1"><text:s text:c="16"/></text:span><text:span text:style-name="T1">report "alu_pass_calc: " &amp; message;</text:span></text:p>
            <text:p text:style-name="P1"><text:span text:style-name="T1"><text:s text:c="12"/></text:span><text:span text:style-name="T1">assert rb_head_en = dp_ctrl.rb_head_en</text:span></text:p>
            <text:p text:style-name="P1"><text:span text:style-name="T1"><text:s text:c="16"/></text:span><text:span text:style-name="T1">report "rb_head_en: " &amp; message;</text:span></text:p>
            <text:p text:style-name="P1"><text:span text:style-name="T1"><text:s text:c="12"/></text:span><text:span text:style-name="T1">assert rb_reg2_en = dp_ctrl.rb_reg2_en</text:span></text:p>
            <text:p text:style-name="P1"><text:span text:style-name="T1"><text:s text:c="16"/></text:span><text:span text:style-name="T1">report "rb_reg2_en: " &amp; message;</text:span></text:p>
            <text:p text:style-name="P1"><text:span text:style-name="T1"><text:s text:c="12"/></text:span><text:span text:style-name="T1">assert rb_fifo_en = dp_ctrl.rb_fifo_en</text:span></text:p>
            <text:p text:style-name="P1"><text:span text:style-name="T1"><text:s text:c="16"/></text:span><text:span text:style-name="T1">report "rb_fifo_en: " &amp; message;</text:span></text:p>
            <text:p text:style-name="P1"><text:span text:style-name="T1"><text:s text:c="12"/></text:span><text:span text:style-name="T1">assert rb_fifo_pop = dp_ctrl.rb_fifo_pop</text:span></text:p>
            <text:p text:style-name="P1"><text:span text:style-name="T1"><text:s text:c="16"/></text:span><text:span text:style-name="T1">report "rb_fifo_pop: " &amp; message;</text:span></text:p>
            <text:p text:style-name="P1"><text:span text:style-name="T1"><text:s text:c="12"/></text:span><text:span text:style-name="T1">assert rb_out_sel = dp_ctrl.rb_out_sel</text:span></text:p>
            <text:p text:style-name="P1"><text:span text:style-name="T1"><text:s text:c="16"/></text:span><text:span text:style-name="T1">report "rb_out_sel: " &amp; message;</text:span></text:p>
            <text:p text:style-name="P1"><text:span text:style-name="T1"><text:s text:c="12"/></text:span><text:span text:style-name="T1">assert cg_sel = dp_ctrl.cg_sel report "cg_sel: " &amp; message;</text:span></text:p>
            <text:p text:style-name="P1"><text:span text:style-name="T1"><text:s text:c="12"/></text:span><text:span text:style-name="T1">assert mem_w_e = dp_ctrl.mem_w_e report "mem_w_e: " &amp; message;</text:span></text:p>
            <text:p text:style-name="P1"><text:span text:style-name="T1"/></text:p>
            <text:p text:style-name="P1"><text:span text:style-name="T1"><text:s text:c="8"/></text:span><text:span text:style-name="T1">end procedure check_fsm_signals;</text:span></text:p>
            <text:p text:style-name="P1"><text:span text:style-name="T1"/></text:p>
            <text:p text:style-name="P1"><text:span text:style-name="T1"><text:s text:c="8"/></text:span><text:span text:style-name="T1">procedure check_fsm_state(</text:span></text:p>
            <text:p text:style-name="P1"><text:span text:style-name="T1"><text:s text:c="12"/></text:span><text:span text:style-name="T1">state: in FSM_INIT_STATES;</text:span></text:p>
            <text:p text:style-name="P1"><text:span text:style-name="T1"><text:s text:c="12"/></text:span><text:span text:style-name="T1">message: in STRING(1 to 15) --Failed test 000</text:span></text:p>
            <text:p text:style-name="P1"><text:span text:style-name="T1"><text:s text:c="8"/></text:span><text:span text:style-name="T1">) is</text:span></text:p>
            <text:p text:style-name="P1"><text:span text:style-name="T1"><text:s text:c="8"/></text:span><text:span text:style-name="T1">begin</text:span></text:p>
            <text:p text:style-name="P1"><text:span text:style-name="T1"/></text:p>
            <text:p text:style-name="P1"><text:span text:style-name="T1"><text:s text:c="12"/></text:span><text:span text:style-name="T1">case state is</text:span></text:p>
            <text:p text:style-name="P1"><text:span text:style-name="T1"><text:s text:c="16"/></text:span><text:span text:style-name="T1">when READY_STATE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BLANK, <text:s text:c="5"/>-- cg_sel</text:span></text:p>
            <text:p text:style-name="P1"><text:span text:style-name="T1"><text:s text:c="24"/></text:span><text:span text:style-name="T1">'0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RESET_ROW_STATE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BLANK, <text:s text:c="5"/>-- cg_sel</text:span></text:p>
            <text:p text:style-name="P1"><text:span text:style-name="T1"><text:s text:c="24"/></text:span><text:span text:style-name="T1">'1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JUMP_ROW_STATE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1', <text:s text:c="7"/>-- alu_x_y</text:span></text:p>
            <text:p text:style-name="P1"><text:span text:style-name="T1"><text:s text:c="24"/></text:span><text:span text:style-name="T1">'1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1', <text:s text:c="7"/>-- rb_reg2_en</text:span></text:p>
            <text:p text:style-name="P1"><text:span text:style-name="T1"><text:s text:c="24"/></text:span><text:span text:style-name="T1">'0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REG2_OUT, <text:s text:c="2"/>-- rb_out_sel</text:span></text:p>
            <text:p text:style-name="P1"><text:span text:style-name="T1"><text:s text:c="24"/></text:span><text:span text:style-name="T1">BLANK, <text:s text:c="5"/>-- cg_sel</text:span></text:p>
            <text:p text:style-name="P1"><text:span text:style-name="T1"><text:s text:c="24"/></text:span><text:span text:style-name="T1">'1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0' report "fsm_m_done: " &amp; message;</text:span></text:p>
            <text:p text:style-name="P1"><text:span text:style-name="T1"><text:s text:c="16"/></text:span><text:span text:style-name="T1">when WRITE_HEAD_STATE =&gt;</text:span></text:p>
            <text:p text:style-name="P1"><text:span text:style-name="T1"><text:s text:c="20"/></text:span><text:span text:style-name="T1">check_fsm_signals(</text:span></text:p>
            <text:p text:style-name="P1"><text:span text:style-name="T1"><text:s text:c="24"/></text:span><text:span text:style-name="T1">'0', <text:s text:c="7"/>-- ng_one_gen</text:span></text:p>
            <text:p text:style-name="P1"><text:span text:style-name="T1"><text:s text:c="24"/></text:span><text:span text:style-name="T1">'0', <text:s text:c="7"/>-- ng_pos_neg</text:span></text:p>
            <text:p text:style-name="P1"><text:span text:style-name="T1"><text:s text:c="24"/></text:span><text:span text:style-name="T1">'0', <text:s text:c="7"/>-- ng_one_three</text:span></text:p>
            <text:p text:style-name="P1"><text:span text:style-name="T1"><text:s text:c="24"/></text:span><text:span text:style-name="T1">'0', <text:s text:c="7"/>-- alu_x_y</text:span></text:p>
            <text:p text:style-name="P1"><text:span text:style-name="T1"><text:s text:c="24"/></text:span><text:span text:style-name="T1">'0', <text:s text:c="7"/>-- alu_pass_calc</text:span></text:p>
            <text:p text:style-name="P1"><text:span text:style-name="T1"><text:s text:c="24"/></text:span><text:span text:style-name="T1">'0', <text:s text:c="7"/>-- rb_head_en</text:span></text:p>
            <text:p text:style-name="P1"><text:span text:style-name="T1"><text:s text:c="24"/></text:span><text:span text:style-name="T1">'0', <text:s text:c="7"/>-- rb_reg2_en</text:span></text:p>
            <text:p text:style-name="P1"><text:span text:style-name="T1"><text:s text:c="24"/></text:span><text:span text:style-name="T1">'1', <text:s text:c="7"/>-- rb_fifo_en</text:span></text:p>
            <text:p text:style-name="P1"><text:span text:style-name="T1"><text:s text:c="24"/></text:span><text:span text:style-name="T1">'0', <text:s text:c="7"/>-- rb_fifo_pop</text:span></text:p>
            <text:p text:style-name="P1"><text:span text:style-name="T1"><text:s text:c="24"/></text:span><text:span text:style-name="T1">HEAD_OUT, <text:s text:c="2"/>-- rb_out_sel</text:span></text:p>
            <text:p text:style-name="P1"><text:span text:style-name="T1"><text:s text:c="24"/></text:span><text:span text:style-name="T1">HEAD_RIGHT, -- cg_sel</text:span></text:p>
            <text:p text:style-name="P1"><text:span text:style-name="T1"><text:s text:c="24"/></text:span><text:span text:style-name="T1">'1', <text:s text:c="7"/>-- mem_w_e</text:span></text:p>
            <text:p text:style-name="P1"><text:span text:style-name="T1"><text:s text:c="24"/></text:span><text:span text:style-name="T1">message</text:span></text:p>
            <text:p text:style-name="P1"><text:span text:style-name="T1"><text:s text:c="20"/></text:span><text:span text:style-name="T1">);</text:span></text:p>
            <text:p text:style-name="P1"><text:span text:style-name="T1"><text:s text:c="20"/></text:span><text:span text:style-name="T1">assert fsm_m_done = '1' report "fsm_m_done: " &amp; message;</text:span></text:p>
            <text:p text:style-name="P1"><text:span text:style-name="T1"><text:s text:c="16"/></text:span><text:span text:style-name="T1">when others =&gt; null;</text:span></text:p>
            <text:p text:style-name="P1"><text:span text:style-name="T1"><text:s text:c="12"/></text:span><text:span text:style-name="T1">end case;</text:span></text:p>
            <text:p text:style-name="P1"><text:span text:style-name="T1"/></text:p>
            <text:p text:style-name="P1"><text:span text:style-name="T1"><text:s text:c="8"/></text:span><text:span text:style-name="T1">end procedure check_fsm_state;</text:span></text:p>
            <text:p text:style-name="P1"><text:span text:style-name="T1"/></text:p>
            <text:p text:style-name="P1"><text:span text:style-name="T1"><text:s text:c="8"/></text:span><text:span text:style-name="T1">procedure reset_activate is <text:s text:c="3"/>-- reset activation procedure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1';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es &lt;= '0';</text:span></text:p>
            <text:p text:style-name="P1"><text:span text:style-name="T1"><text:s text:c="8"/></text:span><text:span text:style-name="T1">end procedure reset_activate;</text:span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Test 1 - while fsm_m_start is 0 the state shoud be ready</text:span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check_fsm_state(READY_STATE, "Failed test 001")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1', <text:s text:c="3"/>--ofc_of_x_s,</text:span></text:p>
            <text:p text:style-name="P1"><text:span text:style-name="T1"><text:s text:c="12"/></text:span><text:span text:style-name="T1">'0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_STATE, "Failed test 002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1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_STATE, "Failed test 003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1', <text:s text:c="3"/>--ofc_of_x_s,</text:span></text:p>
            <text:p text:style-name="P1"><text:span text:style-name="T1"><text:s text:c="12"/></text:span><text:span text:style-name="T1">'1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ADY_STATE, "Failed test 004");</text:span></text:p>
            <text:p text:style-name="P1"><text:span text:style-name="T1"/></text:p>
            <text:p text:style-name="P1"><text:span text:style-name="T1"><text:s text:c="8"/></text:span><text:span text:style-name="T1">--Test 2 - when the state is Ready, changing fsm_m_main to 1 should</text:span></text:p>
            <text:p text:style-name="P1"><text:span text:style-name="T1"><text:s text:c="8"/></text:span><text:span text:style-name="T1">-- <text:s/>transition the fsm to the Reset_row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0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SET_ROW_STATE, "Failed test 005");</text:span></text:p>
            <text:p text:style-name="P1"><text:span text:style-name="T1"/></text:p>
            <text:p text:style-name="P1"><text:span text:style-name="T1"><text:s text:c="8"/></text:span><text:span text:style-name="T1">-- Test 3 - the fsm should stay on this state as long as ofc_of_x is 0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1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SET_ROW_STATE, "Failed test 006");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1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1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SET_ROW_STATE, "Failed test 007");</text:span></text:p>
            <text:p text:style-name="P1"><text:span text:style-name="T1"/></text:p>
            <text:p text:style-name="P1"><text:span text:style-name="T1"><text:s text:c="8"/></text:span><text:span text:style-name="T1">-- Test 4 - the fsm should transition to Jump_Row when ofc_of_x is 1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1', <text:s text:c="3"/>--ofc_of_x_s,</text:span></text:p>
            <text:p text:style-name="P1"><text:span text:style-name="T1"><text:s text:c="12"/></text:span><text:span text:style-name="T1">'0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JUMP_ROW_STATE, "Failed test 008");</text:span></text:p>
            <text:p text:style-name="P1"><text:span text:style-name="T1"/></text:p>
            <text:p text:style-name="P1"><text:span text:style-name="T1"><text:s text:c="8"/></text:span><text:span text:style-name="T1">-- Test 5 - when at the Jump_Row state, if ofc_of_y is 0 we should go</text:span></text:p>
            <text:p text:style-name="P1"><text:span text:style-name="T1"><text:s text:c="8"/></text:span><text:span text:style-name="T1">-- <text:s/>back to Reset_Row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0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SET_ROW_STATE, "Failed test 009");</text:span></text:p>
            <text:p text:style-name="P1"><text:span text:style-name="T1"/></text:p>
            <text:p text:style-name="P1"><text:span text:style-name="T1"><text:s text:c="8"/></text:span><text:span text:style-name="T1">-- Test 6 - going back to the Jump_Row state</text:span></text:p>
            <text:p text:style-name="P1"><text:span text:style-name="T1"/></text:p>
            <text:p text:style-name="P1"><text:span text:style-name="T1"><text:s text:c="8"/></text:span><text:span text:style-name="T1">set_fsm(</text:span></text:p>
            <text:p text:style-name="P1"><text:span text:style-name="T1"><text:s text:c="12"/></text:span><text:span text:style-name="T1">'0', <text:s text:c="3"/>--fsm_m_start_s,</text:span></text:p>
            <text:p text:style-name="P1"><text:span text:style-name="T1"><text:s text:c="12"/></text:span><text:span text:style-name="T1">'1', <text:s text:c="3"/>--ofc_of_x_s,</text:span></text:p>
            <text:p text:style-name="P1"><text:span text:style-name="T1"><text:s text:c="12"/></text:span><text:span text:style-name="T1">'1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JUMP_ROW_STATE, "Failed test 010");</text:span></text:p>
            <text:p text:style-name="P1"><text:span text:style-name="T1"/></text:p>
            <text:p text:style-name="P1"><text:span text:style-name="T1"><text:s text:c="8"/></text:span><text:span text:style-name="T1">-- Test 7 - when at the Jump_Row state, if ofc_of_y is 1 we should go</text:span></text:p>
            <text:p text:style-name="P1"><text:span text:style-name="T1"><text:s text:c="8"/></text:span><text:span text:style-name="T1">-- <text:s/>to the state Write_Head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><text:s text:c="8"/></text:span><text:span text:style-name="T1">check_fsm_state(WRITE_HEAD_STATE, "Failed test 011");</text:span></text:p>
            <text:p text:style-name="P1"><text:span text:style-name="T1"/></text:p>
            <text:p text:style-name="P1"><text:span text:style-name="T1"><text:s text:c="8"/></text:span><text:span text:style-name="T1">-- Test 8 -- the fsm shout transition automatically to Ready</text:span></text:p>
            <text:p text:style-name="P1"><text:span text:style-name="T1"/></text:p>
            <text:p text:style-name="P1"><text:span text:style-name="T1"><text:s text:c="8"/></text:span><text:span text:style-name="T1">wait until falling_edge(clk_s);</text:span></text:p>
            <text:p text:style-name="P1"><text:span text:style-name="T1"><text:s text:c="8"/></text:span><text:span text:style-name="T1">check_fsm_state(READY_STATE, "Failed test 012");</text:span></text:p>
            <text:p text:style-name="P1"><text:span text:style-name="T1"/></text:p>
            <text:p text:style-name="P1"><text:span text:style-name="T1"><text:s text:c="8"/></text:span><text:span text:style-name="T1">-- Test 9 -- when rst we should go directly to the Ready state</text:span></text:p>
            <text:p text:style-name="P1"><text:span text:style-name="T1"/></text:p>
            <text:p text:style-name="P1"><text:span text:style-name="T1"><text:s text:c="9"/></text:span><text:span text:style-name="T1">set_fsm(</text:span></text:p>
            <text:p text:style-name="P1"><text:span text:style-name="T1"><text:s text:c="12"/></text:span><text:span text:style-name="T1">'1', <text:s text:c="3"/>--fsm_m_start_s,</text:span></text:p>
            <text:p text:style-name="P1"><text:span text:style-name="T1"><text:s text:c="12"/></text:span><text:span text:style-name="T1">'0', <text:s text:c="3"/>--ofc_of_x_s,</text:span></text:p>
            <text:p text:style-name="P1"><text:span text:style-name="T1"><text:s text:c="12"/></text:span><text:span text:style-name="T1">'0' <text:s text:c="4"/>--ofc_of_y_s</text:span></text:p>
            <text:p text:style-name="P1"><text:span text:style-name="T1"><text:s text:c="8"/></text:span><text:span text:style-name="T1">);</text:span></text:p>
            <text:p text:style-name="P1"><text:span text:style-name="T1"><text:s text:c="8"/></text:span><text:span text:style-name="T1">check_fsm_state(RESET_ROW_STATE, "Failed test 013");</text:span></text:p>
            <text:p text:style-name="P1"><text:span text:style-name="T1"/></text:p>
            <text:p text:style-name="P1"><text:span text:style-name="T1"><text:s text:c="8"/></text:span><text:span text:style-name="T1">reset_activate;</text:span></text:p>
            <text:p text:style-name="P1"><text:span text:style-name="T1"><text:s text:c="8"/></text:span><text:span text:style-name="T1">check_fsm_state(READY_STATE, "Failed test 014")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4" form:control-implementation="ooo:com.sun.star.form.component.TextField" xml:id="control9" form:id="control9" form:current-value="Todos os resultados esperados da simulação estão descritos no módul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s os resultados esperados da simulação estão descritos no módulo de estímulos.</text:span></text:p>
          </form:textarea>
          <form:textarea form:name="Caixa de texto 5" form:control-implementation="ooo:com.sun.star.form.component.TextField" xml:id="control10" form:id="control10" form:current-value="--******************************************************************************&#10;--*                                                                            *&#10;--* Title   : num_gen_tb.vhd      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num_gen_tb is&#10;    generic (&#10;        WIDTH  : natural := 8&#10;    );&#10;end num_gen_tb;&#10;&#10;architecture test of num_gen_tb is&#10;    component num_gen&#10;        generic (&#10;            WIDTH  : natural := 8&#10;        );&#10;&#10;        port (&#10;            ctrl_ctrl   : in  datapath_ctrl_flags;&#10;            random_num  : in  STD_LOGIC_VECTOR(WIDTH - 1 downto 0);&#10;            number      : out STD_LOGIC_VECTOR(WIDTH - 1 downto 0)&#10;        );&#10;    end component;&#10;&#10;    component num_gen_stimuli is&#10;        generic (&#10;            WIDTH  : natural := 8&#10;        );&#10;&#10;        port (&#10;            ctrl_ctrl   : out datapath_ctrl_flags;&#10;            random_num  : out STD_LOGIC_VECTOR(WIDTH - 1 downto 0);&#10;            number      : in  STD_LOGIC_VECTOR(WIDTH - 1 downto 0)&#10;        );&#10;    end component;&#10;&#10;    signal ctrl_ctrl_s: datapath_ctrl_flags;&#10;    signal random_num_s, number_s : STD_LOGIC_VECTOR(WIDTH - 1 downto 0);&#10;&#10;begin&#10;    -- Instantiate DUT&#10;    dut : num_gen&#10;        port map (&#10;            ctrl_ctrl   =&gt; ctrl_ctrl_s,&#10;            random_num  =&gt; random_num_s,&#10;            number      =&gt; number_s&#10;        );&#10;&#10;    -- Instantiate stimuli generation module&#10;    test : num_gen_stimuli&#10;        port map (&#10;            ctrl_ctrl   =&gt; ctrl_ctrl_s,&#10;            random_num  =&gt; random_num_s,&#10;            number      =&gt; number_s&#10;        );&#10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Title <text:s text:c="2"/>: num_gen_tb.vhd <text:s text:c="50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</text:span><text:span text:style-name="T1">*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num_gen_tb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WIDTH <text:s/>: natural := 8</text:span></text:p>
            <text:p text:style-name="P1"><text:span text:style-name="T1"><text:s text:c="4"/></text:span><text:span text:style-name="T1">);</text:span></text:p>
            <text:p text:style-name="P1"><text:span text:style-name="T1">end num_gen_tb;</text:span></text:p>
            <text:p text:style-name="P1"><text:span text:style-name="T1"/></text:p>
            <text:p text:style-name="P1"><text:span text:style-name="T1">architecture test of num_gen_tb is</text:span></text:p>
            <text:p text:style-name="P1"><text:span text:style-name="T1"><text:s text:c="4"/></text:span><text:span text:style-name="T1">component num_gen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WIDTH <text:s/>: natural := 8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trl_ctrl <text:s text:c="2"/>: in <text:s/>datapath_ctrl_flags;</text:span></text:p>
            <text:p text:style-name="P1"><text:span text:style-name="T1"><text:s text:c="12"/></text:span><text:span text:style-name="T1">random_num <text:s/>: in <text:s/>STD_LOGIC_VECTOR(WIDTH - 1 downto 0);</text:span></text:p>
            <text:p text:style-name="P1"><text:span text:style-name="T1"><text:s text:c="12"/></text:span><text:span text:style-name="T1">number <text:s text:c="5"/>: out STD_LOGIC_VECTOR(WIDTH - 1 downto 0)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component num_gen_stimuli is</text:span></text:p>
            <text:p text:style-name="P1"><text:span text:style-name="T1"><text:s text:c="8"/></text:span><text:span text:style-name="T1">generic (</text:span></text:p>
            <text:p text:style-name="P1"><text:span text:style-name="T1"><text:s text:c="12"/></text:span><text:span text:style-name="T1">WIDTH <text:s/>: natural := 8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port (</text:span></text:p>
            <text:p text:style-name="P1"><text:span text:style-name="T1"><text:s text:c="12"/></text:span><text:span text:style-name="T1">ctrl_ctrl <text:s text:c="2"/>: out datapath_ctrl_flags;</text:span></text:p>
            <text:p text:style-name="P1"><text:span text:style-name="T1"><text:s text:c="12"/></text:span><text:span text:style-name="T1">random_num <text:s/>: out STD_LOGIC_VECTOR(WIDTH - 1 downto 0);</text:span></text:p>
            <text:p text:style-name="P1"><text:span text:style-name="T1"><text:s text:c="12"/></text:span><text:span text:style-name="T1">number <text:s text:c="5"/>: in <text:s/>STD_LOGIC_VECTOR(WIDTH - 1 downto 0)</text:span></text:p>
            <text:p text:style-name="P1"><text:span text:style-name="T1"><text:s text:c="8"/></text:span><text:span text:style-name="T1">);</text:span></text:p>
            <text:p text:style-name="P1"><text:span text:style-name="T1"><text:s text:c="4"/></text:span><text:span text:style-name="T1">end component;</text:span></text:p>
            <text:p text:style-name="P1"><text:span text:style-name="T1"/></text:p>
            <text:p text:style-name="P1"><text:span text:style-name="T1"><text:s text:c="4"/></text:span><text:span text:style-name="T1">signal ctrl_ctrl_s: datapath_ctrl_flags;</text:span></text:p>
            <text:p text:style-name="P1"><text:span text:style-name="T1"><text:s text:c="4"/></text:span><text:span text:style-name="T1">signal random_num_s, number_s : STD_LOGIC_VECTOR(WIDTH - 1 downto 0)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-- Instantiate DUT</text:span></text:p>
            <text:p text:style-name="P1"><text:span text:style-name="T1"><text:s text:c="4"/></text:span><text:span text:style-name="T1">dut : num_gen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trl_ctrl <text:s text:c="2"/>=&gt; ctrl_ctrl_s,</text:span></text:p>
            <text:p text:style-name="P1"><text:span text:style-name="T1"><text:s text:c="12"/></text:span><text:span text:style-name="T1">random_num <text:s/>=&gt; random_num_s,</text:span></text:p>
            <text:p text:style-name="P1"><text:span text:style-name="T1"><text:s text:c="12"/></text:span><text:span text:style-name="T1">number <text:s text:c="5"/>=&gt; number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-- Instantiate stimuli generation module</text:span></text:p>
            <text:p text:style-name="P1"><text:span text:style-name="T1"><text:s text:c="4"/></text:span><text:span text:style-name="T1">test : num_gen_stimuli</text:span></text:p>
            <text:p text:style-name="P1"><text:span text:style-name="T1"><text:s text:c="8"/></text:span><text:span text:style-name="T1">port map (</text:span></text:p>
            <text:p text:style-name="P1"><text:span text:style-name="T1"><text:s text:c="12"/></text:span><text:span text:style-name="T1">ctrl_ctrl <text:s text:c="2"/>=&gt; ctrl_ctrl_s,</text:span></text:p>
            <text:p text:style-name="P1"><text:span text:style-name="T1"><text:s text:c="12"/></text:span><text:span text:style-name="T1">random_num <text:s/>=&gt; random_num_s,</text:span></text:p>
            <text:p text:style-name="P1"><text:span text:style-name="T1"><text:s text:c="12"/></text:span><text:span text:style-name="T1">number <text:s text:c="5"/>=&gt; number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4" form:control-implementation="ooo:com.sun.star.form.component.TextField" xml:id="control11" form:id="control11" form:current-value="--******************************************************************************&#10;--*                                                                            *&#10;--* Title   : num_gen_stimuli.vhd                                              *&#10;--* Design  :                                                                  *&#10;--* Author  : Luiz Sol                                                         *&#10;--* Email   : luizedusol@gmail.com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num_gen_stimuli is&#10;    generic (&#10;        WIDTH  : natural := 8&#10;    );&#10;&#10;    port (&#10;        ctrl_ctrl   : out datapath_ctrl_flags;&#10;        random_num  : out STD_LOGIC_VECTOR(WIDTH - 1 downto 0);&#10;        number      : in  STD_LOGIC_VECTOR(WIDTH - 1 downto 0)&#10;    );&#10;end num_gen_stimuli;&#10;&#10;architecture test of num_gen_stimuli is&#10;begin&#10;    sim : process&#10;        procedure write_value(data: STD_LOGIC_VECTOR(WIDTH - 1 DOWNTO 0)) is&#10;        begin&#10;            random_num &lt;= data;&#10;        end procedure write_value;&#10;&#10;        procedure select_function(one_gen, pos_neg, one_three: STD_LOGIC) is&#10;        begin&#10;            ctrl_ctrl.ng_one_gen &lt;= one_gen;&#10;            ctrl_ctrl.ng_pos_neg &lt;= pos_neg;&#10;            ctrl_ctrl.ng_one_three &lt;= one_three;&#10;        end procedure select_function;&#10;&#10;    begin&#10;        -- The truth table of this device must be:&#10;        --&#10;        -- | test | one_gen | pos_neg | one_three |   number   |&#10;        -- |------|---------|---------|-----------|------------|&#10;        -- |  1   |    1    |    x    |     x     | random_num |&#10;        -- |  2   |    0    |    0    |     0     |     +1     |&#10;        -- |  3   |    0    |    0    |     1     |     +3     |&#10;        -- |  4   |    0    |    1    |     0     |     -1     |&#10;        -- |  5   |    0    |    1    |     1     |     -3     |&#10;&#10;        -- Test 1&#10;&#10;        select_function('1', '0', '0');&#10;        write_value(&quot;11110000&quot;);&#10;        wait for 1 ns;&#10;        assert number = &quot;11110000&quot; report&#10;            &quot;Test 1.1: The output was different from random_num&quot;;&#10;&#10;        select_function('1', '0', '1');&#10;        wait for 1 ns;&#10;        assert number = &quot;11110000&quot; report&#10;            &quot;Test 1.2: The output was different from random_num&quot;;&#10;&#10;        select_function('1', '1', '0');&#10;        wait for 1 ns;&#10;        assert number = &quot;11110000&quot; report&#10;            &quot;Test 1.3: The output was different from random_num&quot;;&#10;&#10;        select_function('1', '1', '1');&#10;        wait for 1 ns;&#10;        assert number = &quot;11110000&quot; report&#10;            &quot;Test 1.4: The output was different from random_num&quot;;&#10;&#10;        -- Test 2&#10;&#10;        select_function('0', '0', '0');&#10;        wait for 1 ns;&#10;        assert number = STD_LOGIC_VECTOR(TO_UNSIGNED(1, WIDTH)) report&#10;            &quot;Test 2: The output was different from +1&quot;;&#10;&#10;        -- Test 3&#10;&#10;        select_function('0', '0', '1');&#10;        wait for 1 ns;&#10;        assert number = STD_LOGIC_VECTOR(TO_UNSIGNED(3, WIDTH)) report&#10;            &quot;Test 3: The output was different from +1&quot;;&#10;&#10;        -- Test 4&#10;&#10;        select_function('0', '1', '0');&#10;        wait for 1 ns;&#10;        assert number = STD_LOGIC_VECTOR(TO_SIGNED(-1, WIDTH)) report&#10;            &quot;Test 4: The output was different from +1&quot;;&#10;&#10;        -- Test 5&#10;&#10;        select_function('0', '1', '1');&#10;        wait for 1 ns;&#10;        assert number = STD_LOGIC_VECTOR(TO_SIGNED(-3, WIDTH)) report&#10;            &quot;Test 5: The output was different from +1&quot;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num_gen_stimuli.vhd <text:s text:c="45"/>*</text:span></text:p>
            <text:p text:style-name="P1"><text:span text:style-name="T1">--* Design <text:s/>: <text:s text:c="65"/>*</text:span></text:p>
            <text:p text:style-name="P1"><text:span text:style-name="T1">--* Author <text:s/>: Luiz Sol <text:s text:c="56"/>*</text:span></text:p>
            <text:p text:style-name="P1"><text:span text:style-name="T1">--* Email <text:s text:c="2"/>: luizedusol@gmail.com <text:s text:c="44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num_gen_stimuli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WIDTH <text:s/>: natural := 8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trl_ctrl <text:s text:c="2"/>: out datapath_ctrl_flags;</text:span></text:p>
            <text:p text:style-name="P1"><text:span text:style-name="T1"><text:s text:c="8"/></text:span><text:span text:style-name="T1">random_num <text:s/>: out STD_LOGIC_VECTOR(WIDTH - 1 downto 0);</text:span></text:p>
            <text:p text:style-name="P1"><text:span text:style-name="T1"><text:s text:c="8"/></text:span><text:span text:style-name="T1">number <text:s text:c="5"/>: in <text:s/>STD_LOGIC_VECTOR(WIDTH - 1 downto 0)</text:span></text:p>
            <text:p text:style-name="P1"><text:span text:style-name="T1"><text:s text:c="4"/></text:span><text:span text:style-name="T1">);</text:span></text:p>
            <text:p text:style-name="P1"><text:span text:style-name="T1">end num_gen_stimuli;</text:span></text:p>
            <text:p text:style-name="P1"><text:span text:style-name="T1"/></text:p>
            <text:p text:style-name="P1"><text:span text:style-name="T1">architecture test of num_gen_stimuli is</text:span></text:p>
            <text:p text:style-name="P1"><text:span text:style-name="T1">begin</text:span></text:p>
            <text:p text:style-name="P1"><text:span text:style-name="T1"><text:s text:c="4"/></text:span><text:span text:style-name="T1">sim : process</text:span></text:p>
            <text:p text:style-name="P1"><text:span text:style-name="T1"><text:s text:c="8"/></text:span><text:span text:style-name="T1">procedure write_value(data: STD_LOGIC_VECTOR(WIDTH - 1 DOWNTO 0)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random_num &lt;= data;</text:span></text:p>
            <text:p text:style-name="P1"><text:span text:style-name="T1"><text:s text:c="8"/></text:span><text:span text:style-name="T1">end procedure write_value;</text:span></text:p>
            <text:p text:style-name="P1"><text:span text:style-name="T1"/></text:p>
            <text:p text:style-name="P1"><text:span text:style-name="T1"><text:s text:c="8"/></text:span><text:span text:style-name="T1">procedure select_function(one_gen, pos_neg, one_three: STD_LOGIC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ctrl_ctrl.ng_one_gen &lt;= one_gen;</text:span></text:p>
            <text:p text:style-name="P1"><text:span text:style-name="T1"><text:s text:c="12"/></text:span><text:span text:style-name="T1">ctrl_ctrl.ng_pos_neg &lt;= pos_neg;</text:span></text:p>
            <text:p text:style-name="P1"><text:span text:style-name="T1"><text:s text:c="12"/></text:span><text:span text:style-name="T1">ctrl_ctrl.ng_one_three &lt;= one_three;</text:span></text:p>
            <text:p text:style-name="P1"><text:span text:style-name="T1"><text:s text:c="8"/></text:span><text:span text:style-name="T1">end procedure select_function;</text:span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 The truth table of this device must be:</text:span></text:p>
            <text:p text:style-name="P1"><text:span text:style-name="T1"><text:s text:c="8"/></text:span><text:span text:style-name="T1">--</text:span></text:p>
            <text:p text:style-name="P1"><text:span text:style-name="T1"><text:s text:c="8"/></text:span><text:span text:style-name="T1">-- | test | one_gen | pos_neg | one_three | <text:s text:c="2"/>number <text:s text:c="2"/>|</text:span></text:p>
            <text:p text:style-name="P1"><text:span text:style-name="T1"><text:s text:c="8"/></text:span><text:span text:style-name="T1">-- |------|---------|---------|-----------|------------|</text:span></text:p>
            <text:p text:style-name="P1"><text:span text:style-name="T1"><text:s text:c="8"/></text:span><text:span text:style-name="T1">-- | <text:s/>1 <text:s text:c="2"/>| <text:s text:c="3"/>1 <text:s text:c="3"/>| <text:s text:c="3"/>x <text:s text:c="3"/>| <text:s text:c="4"/>x <text:s text:c="4"/>| random_num |</text:span></text:p>
            <text:p text:style-name="P1"><text:span text:style-name="T1"><text:s text:c="8"/></text:span><text:span text:style-name="T1">-- | <text:s/>2 <text:s text:c="2"/>| <text:s text:c="3"/>0 <text:s text:c="3"/>| <text:s text:c="3"/>0 <text:s text:c="3"/>| <text:s text:c="4"/>0 <text:s text:c="4"/>| <text:s text:c="4"/>+1 <text:s text:c="4"/>|</text:span></text:p>
            <text:p text:style-name="P1"><text:span text:style-name="T1"><text:s text:c="8"/></text:span><text:span text:style-name="T1">-- | <text:s/>3 <text:s text:c="2"/>| <text:s text:c="3"/>0 <text:s text:c="3"/>| <text:s text:c="3"/>0 <text:s text:c="3"/>| <text:s text:c="4"/>1 <text:s text:c="4"/>| <text:s text:c="4"/>+3 <text:s text:c="4"/>|</text:span></text:p>
            <text:p text:style-name="P1"><text:span text:style-name="T1"><text:s text:c="8"/></text:span><text:span text:style-name="T1">-- | <text:s/>4 <text:s text:c="2"/>| <text:s text:c="3"/>0 <text:s text:c="3"/>| <text:s text:c="3"/>1 <text:s text:c="3"/>| <text:s text:c="4"/>0 <text:s text:c="4"/>| <text:s text:c="4"/>-1 <text:s text:c="4"/>|</text:span></text:p>
            <text:p text:style-name="P1"><text:span text:style-name="T1"><text:s text:c="8"/></text:span><text:span text:style-name="T1">-- | <text:s/>5 <text:s text:c="2"/>| <text:s text:c="3"/>0 <text:s text:c="3"/>| <text:s text:c="3"/>1 <text:s text:c="3"/>| <text:s text:c="4"/>1 <text:s text:c="4"/>| <text:s text:c="4"/>-3 <text:s text:c="4"/>|</text:span></text:p>
            <text:p text:style-name="P1"><text:span text:style-name="T1"/></text:p>
            <text:p text:style-name="P1"><text:span text:style-name="T1"><text:s text:c="8"/></text:span><text:span text:style-name="T1">-- Test 1</text:span></text:p>
            <text:p text:style-name="P1"><text:span text:style-name="T1"/></text:p>
            <text:p text:style-name="P1"><text:span text:style-name="T1"><text:s text:c="8"/></text:span><text:span text:style-name="T1">select_function('1', '0', '0');</text:span></text:p>
            <text:p text:style-name="P1"><text:span text:style-name="T1"><text:s text:c="8"/></text:span><text:span text:style-name="T1">write_value("11110000"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"11110000" report</text:span></text:p>
            <text:p text:style-name="P1"><text:span text:style-name="T1"><text:s text:c="12"/></text:span><text:span text:style-name="T1">"Test 1.1: The output was different from random_num";</text:span></text:p>
            <text:p text:style-name="P1"><text:span text:style-name="T1"/></text:p>
            <text:p text:style-name="P1"><text:span text:style-name="T1"><text:s text:c="8"/></text:span><text:span text:style-name="T1">select_function('1', '0', '1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"11110000" report</text:span></text:p>
            <text:p text:style-name="P1"><text:span text:style-name="T1"><text:s text:c="12"/></text:span><text:span text:style-name="T1">"Test 1.2: The output was different from random_num";</text:span></text:p>
            <text:p text:style-name="P1"><text:span text:style-name="T1"/></text:p>
            <text:p text:style-name="P1"><text:span text:style-name="T1"><text:s text:c="8"/></text:span><text:span text:style-name="T1">select_function('1', '1', '0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"11110000" report</text:span></text:p>
            <text:p text:style-name="P1"><text:span text:style-name="T1"><text:s text:c="12"/></text:span><text:span text:style-name="T1">"Test 1.3: The output was different from random_num";</text:span></text:p>
            <text:p text:style-name="P1"><text:span text:style-name="T1"/></text:p>
            <text:p text:style-name="P1"><text:span text:style-name="T1"><text:s text:c="8"/></text:span><text:span text:style-name="T1">select_function('1', '1', '1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"11110000" report</text:span></text:p>
            <text:p text:style-name="P1"><text:span text:style-name="T1"><text:s text:c="12"/></text:span><text:span text:style-name="T1">"Test 1.4: The output was different from random_num";</text:span></text:p>
            <text:p text:style-name="P1"><text:span text:style-name="T1"/></text:p>
            <text:p text:style-name="P1"><text:span text:style-name="T1"><text:s text:c="8"/></text:span><text:span text:style-name="T1">-- Test 2</text:span></text:p>
            <text:p text:style-name="P1"><text:span text:style-name="T1"/></text:p>
            <text:p text:style-name="P1"><text:span text:style-name="T1"><text:s text:c="8"/></text:span><text:span text:style-name="T1">select_function('0', '0', '0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STD_LOGIC_VECTOR(TO_UNSIGNED(1, WIDTH)) report</text:span></text:p>
            <text:p text:style-name="P1"><text:span text:style-name="T1"><text:s text:c="12"/></text:span><text:span text:style-name="T1">"Test 2: The output was different from +1";</text:span></text:p>
            <text:p text:style-name="P1"><text:span text:style-name="T1"/></text:p>
            <text:p text:style-name="P1"><text:span text:style-name="T1"><text:s text:c="8"/></text:span><text:span text:style-name="T1">-- Test 3</text:span></text:p>
            <text:p text:style-name="P1"><text:span text:style-name="T1"/></text:p>
            <text:p text:style-name="P1"><text:span text:style-name="T1"><text:s text:c="8"/></text:span><text:span text:style-name="T1">select_function('0', '0', '1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STD_LOGIC_VECTOR(TO_UNSIGNED(3, WIDTH)) report</text:span></text:p>
            <text:p text:style-name="P1"><text:span text:style-name="T1"><text:s text:c="12"/></text:span><text:span text:style-name="T1">"Test 3: The output was different from +1";</text:span></text:p>
            <text:p text:style-name="P1"><text:span text:style-name="T1"/></text:p>
            <text:p text:style-name="P1"><text:span text:style-name="T1"><text:s text:c="8"/></text:span><text:span text:style-name="T1">-- Test 4</text:span></text:p>
            <text:p text:style-name="P1"><text:span text:style-name="T1"/></text:p>
            <text:p text:style-name="P1"><text:span text:style-name="T1"><text:s text:c="8"/></text:span><text:span text:style-name="T1">select_function('0', '1', '0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STD_LOGIC_VECTOR(TO_SIGNED(-1, WIDTH)) report</text:span></text:p>
            <text:p text:style-name="P1"><text:span text:style-name="T1"><text:s text:c="12"/></text:span><text:span text:style-name="T1">"Test 4: The output was different from +1";</text:span></text:p>
            <text:p text:style-name="P1"><text:span text:style-name="T1"/></text:p>
            <text:p text:style-name="P1"><text:span text:style-name="T1"><text:s text:c="8"/></text:span><text:span text:style-name="T1">-- Test 5</text:span></text:p>
            <text:p text:style-name="P1"><text:span text:style-name="T1"/></text:p>
            <text:p text:style-name="P1"><text:span text:style-name="T1"><text:s text:c="8"/></text:span><text:span text:style-name="T1">select_function('0', '1', '1');</text:span></text:p>
            <text:p text:style-name="P1"><text:span text:style-name="T1"><text:s text:c="8"/></text:span><text:span text:style-name="T1">wait for 1 ns;</text:span></text:p>
            <text:p text:style-name="P1"><text:span text:style-name="T1"><text:s text:c="8"/></text:span><text:span text:style-name="T1">assert number = STD_LOGIC_VECTOR(TO_SIGNED(-3, WIDTH)) report</text:span></text:p>
            <text:p text:style-name="P1"><text:span text:style-name="T1"><text:s text:c="12"/></text:span><text:span text:style-name="T1">"Test 5: The output was different from +1"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5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/></text:p>
          </form:textarea>
          <form:textarea form:name="Caixa de texto 4" form:control-implementation="ooo:com.sun.star.form.component.TextField" xml:id="control13" form:id="control13" form:current-value="--******************************************************************************&#10;--*                                                                            *&#10;--* Title   : num_gen.vhd                                                      *&#10;--* Design  :                                                                  *&#10;--* Author  :                                                                  *&#10;--* Email   :                                                                  *&#10;--*                                                                            *&#10;--******************************************************************************&#10;--*                                                                            *&#10;--* Description :                                                              *&#10;--*                                                                            *&#10;--******************************************************************************&#10;&#10;LIBRARY IEEE;&#10;USE IEEE.std_logic_1164.all;&#10;USE IEEE.numeric_std.all;&#10;&#10;use work.snake_package.all;&#10;&#10;entity num_gen is&#10;    generic (&#10;        WIDTH  : natural := 8&#10;    );&#10;&#10;    port (&#10;        ctrl_ctrl   : in  datapath_ctrl_flags;&#10;        random_num  : in  STD_LOGIC_VECTOR(WIDTH - 1 downto 0);&#10;        number      : out STD_LOGIC_VECTOR(WIDTH - 1 downto 0)&#10;    );&#10;end num_gen;&#10;&#10;&#10;architecture arch of num_gen is&#10;&#10;    signal pos_neg_s      : STD_LOGIC_VECTOR(WIDTH - 1 downto 0);&#10;    signal one_three_s    : STD_LOGIC_VECTOR(WIDTH - 1 downto 0);&#10;    signal one_gen_s      : STD_LOGIC_VECTOR(WIDTH - 1 downto 0);&#10;&#10;begin&#10;    pos_neg_s &lt;= STD_LOGIC_VECTOR(TO_UNSIGNED(1, pos_neg_s'length))&#10;                 when (ctrl_ctrl.ng_pos_neg = '0')&#10;                 else&#10;                     STD_LOGIC_VECTOR(TO_SIGNED(-1, pos_neg_s'length))&#10;                     when (ctrl_ctrl.ng_pos_neg = '1')&#10;                     else&#10;                         (OTHERS =&gt; 'X' );&#10;&#10;    one_three_s &lt;= pos_neg_s when (ctrl_ctrl.ng_one_three = '0')&#10;                   else&#10;                       pos_neg_s(WIDTH - 1 downto 2) &amp; (NOT pos_neg_s(1))&#10;                           &amp; pos_neg_s(0) when(ctrl_ctrl.ng_one_three = '1')&#10;                       else&#10;                           (OTHERS =&gt; 'X' );&#10;&#10;    one_gen_s &lt;= one_three_s when ctrl_ctrl.ng_one_gen = '0'&#10;                 else&#10;                    random_num when ctrl_ctrl.ng_one_gen = '1'&#10;                    else&#10;                        (OTHERS =&gt; 'X' );&#10;&#10;    number &lt;= one_gen_s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Title <text:s text:c="2"/>: num_gen.vhd <text:s text:c="53"/>*</text:span></text:p>
            <text:p text:style-name="P1"><text:span text:style-name="T1">--* Design <text:s/>: <text:s text:c="65"/>*</text:span></text:p>
            <text:p text:style-name="P1"><text:span text:style-name="T1">--* Author <text:s/>: <text:s text:c="65"/>*</text:span></text:p>
            <text:p text:style-name="P1"><text:span text:style-name="T1">--* Email <text:s text:c="2"/>: <text:s text:c="65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>--* <text:s text:c="75"/>*</text:span></text:p>
            <text:p text:style-name="P1"><text:span text:style-name="T1">--* Description : <text:s text:c="61"/>*</text:span></text:p>
            <text:p text:style-name="P1"><text:span text:style-name="T1">--* <text:s text:c="75"/>*</text:span></text:p>
            <text:p text:style-name="P1"><text:span text:style-name="T1">--</text:span><text:span text:style-name="T1">***************************************************************************</text:span><text:span text:style-name="T1">***</text:span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use work.snake_package.all;</text:span></text:p>
            <text:p text:style-name="P1"><text:span text:style-name="T1"/></text:p>
            <text:p text:style-name="P1"><text:span text:style-name="T1">entity num_gen is</text:span></text:p>
            <text:p text:style-name="P1"><text:span text:style-name="T1"><text:s text:c="4"/></text:span><text:span text:style-name="T1">generic (</text:span></text:p>
            <text:p text:style-name="P1"><text:span text:style-name="T1"><text:s text:c="8"/></text:span><text:span text:style-name="T1">WIDTH <text:s/>: natural := 8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 (</text:span></text:p>
            <text:p text:style-name="P1"><text:span text:style-name="T1"><text:s text:c="8"/></text:span><text:span text:style-name="T1">ctrl_ctrl <text:s text:c="2"/>: in <text:s/>datapath_ctrl_flags;</text:span></text:p>
            <text:p text:style-name="P1"><text:span text:style-name="T1"><text:s text:c="8"/></text:span><text:span text:style-name="T1">random_num <text:s/>: in <text:s/>STD_LOGIC_VECTOR(WIDTH - 1 downto 0);</text:span></text:p>
            <text:p text:style-name="P1"><text:span text:style-name="T1"><text:s text:c="8"/></text:span><text:span text:style-name="T1">number <text:s text:c="5"/>: out STD_LOGIC_VECTOR(WIDTH - 1 downto 0)</text:span></text:p>
            <text:p text:style-name="P1"><text:span text:style-name="T1"><text:s text:c="4"/></text:span><text:span text:style-name="T1">);</text:span></text:p>
            <text:p text:style-name="P1"><text:span text:style-name="T1">end num_gen;</text:span></text:p>
            <text:p text:style-name="P1"><text:span text:style-name="T1"/></text:p>
            <text:p text:style-name="P1"><text:span text:style-name="T1"/></text:p>
            <text:p text:style-name="P1"><text:span text:style-name="T1">architecture arch of num_gen is</text:span></text:p>
            <text:p text:style-name="P1"><text:span text:style-name="T1"/></text:p>
            <text:p text:style-name="P1"><text:span text:style-name="T1"><text:s text:c="4"/></text:span><text:span text:style-name="T1">signal pos_neg_s <text:s text:c="5"/>: STD_LOGIC_VECTOR(WIDTH - 1 downto 0);</text:span></text:p>
            <text:p text:style-name="P1"><text:span text:style-name="T1"><text:s text:c="4"/></text:span><text:span text:style-name="T1">signal one_three_s <text:s text:c="3"/>: STD_LOGIC_VECTOR(WIDTH - 1 downto 0);</text:span></text:p>
            <text:p text:style-name="P1"><text:span text:style-name="T1"><text:s text:c="4"/></text:span><text:span text:style-name="T1">signal one_gen_s <text:s text:c="5"/>: STD_LOGIC_VECTOR(WIDTH - 1 downto 0)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pos_neg_s &lt;= STD_LOGIC_VECTOR(TO_UNSIGNED(1, pos_neg_s'length))</text:span></text:p>
            <text:p text:style-name="P1"><text:span text:style-name="T1"><text:s text:c="17"/></text:span><text:span text:style-name="T1">when (ctrl_ctrl.ng_pos_neg = '0')</text:span></text:p>
            <text:p text:style-name="P1"><text:span text:style-name="T1"><text:s text:c="17"/></text:span><text:span text:style-name="T1">else</text:span></text:p>
            <text:p text:style-name="P1"><text:span text:style-name="T1"><text:s text:c="21"/></text:span><text:span text:style-name="T1">STD_LOGIC_VECTOR(TO_SIGNED(-1, pos_neg_s'length))</text:span></text:p>
            <text:p text:style-name="P1"><text:span text:style-name="T1"><text:s text:c="21"/></text:span><text:span text:style-name="T1">when (ctrl_ctrl.ng_pos_neg = '1')</text:span></text:p>
            <text:p text:style-name="P1"><text:span text:style-name="T1"><text:s text:c="21"/></text:span><text:span text:style-name="T1">else</text:span></text:p>
            <text:p text:style-name="P1"><text:span text:style-name="T1"><text:s text:c="25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one_three_s &lt;= pos_neg_s when (ctrl_ctrl.ng_one_three = '0')</text:span></text:p>
            <text:p text:style-name="P1"><text:span text:style-name="T1"><text:s text:c="19"/></text:span><text:span text:style-name="T1">else</text:span></text:p>
            <text:p text:style-name="P1"><text:span text:style-name="T1"><text:s text:c="23"/></text:span><text:span text:style-name="T1">pos_neg_s(WIDTH - 1 downto 2) &amp; (NOT pos_neg_s(1))</text:span></text:p>
            <text:p text:style-name="P1"><text:span text:style-name="T1"><text:s text:c="27"/></text:span><text:span text:style-name="T1">&amp; pos_neg_s(0) when(ctrl_ctrl.ng_one_three = '1')</text:span></text:p>
            <text:p text:style-name="P1"><text:span text:style-name="T1"><text:s text:c="23"/></text:span><text:span text:style-name="T1">else</text:span></text:p>
            <text:p text:style-name="P1"><text:span text:style-name="T1"><text:s text:c="27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one_gen_s &lt;= one_three_s when ctrl_ctrl.ng_one_gen = '0'</text:span></text:p>
            <text:p text:style-name="P1"><text:span text:style-name="T1"><text:s text:c="17"/></text:span><text:span text:style-name="T1">else</text:span></text:p>
            <text:p text:style-name="P1"><text:span text:style-name="T1"><text:s text:c="20"/></text:span><text:span text:style-name="T1">random_num when ctrl_ctrl.ng_one_gen = '1'</text:span></text:p>
            <text:p text:style-name="P1"><text:span text:style-name="T1"><text:s text:c="20"/></text:span><text:span text:style-name="T1">else</text:span></text:p>
            <text:p text:style-name="P1"><text:span text:style-name="T1"><text:s text:c="24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number &lt;= one_gen_s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4" form:control-implementation="ooo:com.sun.star.form.component.TextField" xml:id="control14" form:id="control14" form:current-value="Todos os resultados esperados da simulação estão descritos no módul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s os resultados esperados da simulação estão descritos no módulo de estímulos.</text:span></text:p>
          </form:textarea>
          <form:textarea form:name="Caixa de texto 4" form:control-implementation="ooo:com.sun.star.form.component.TextField" xml:id="control15" form:id="control15" form:current-value="Todos os resultados esperados da simulação estão descritos no módulo de estímulos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Todos os resultados esperados da simulação estão descritos no módulo de estímulos.</text:span></text:p>
          </form:textarea>
          <form:image-frame form:name="Figura_3" form:control-implementation="ooo:com.sun.star.form.component.DatabaseImageControl" xml:id="control16" form:id="control16" form:image-data="Pictures/100000000000072A0000039EEB2FE12BFC6BAB20.bmp" form:data-field="Figura_3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span text:style-name="T10">Folha de Respostas -Aula </text:span><text:span text:style-name="T11">11- Projeto Semana 1</text:span></text:p>
      <text:p text:style-name="P11"/>
      <text:p text:style-name="P3"><draw:control text:anchor-type="paragraph" draw:z-index="3" draw:name="Forma1" draw:style-name="gr2" draw:text-style-name="P23" svg:width="5.919cm" svg:height="0.673cm" svg:x="3.985cm" svg:y="0.079cm" draw:control="control3"/><draw:control text:anchor-type="paragraph" draw:z-index="4" draw:name="Forma2" draw:style-name="gr2" draw:text-style-name="P23" svg:width="3.206cm" svg:height="0.747cm" svg:x="13.686cm" svg:y="0cm" draw:control="control4"/><text:span text:style-name="T9">Nome do Aluno: </text:span><text:span text:style-name="T2"><text:s/><text:tab/><text:tab/><text:tab/><text:tab/><text:tab/><text:tab/>No. USP:</text:span></text:p>
      <text:p text:style-name="P2"/>
      <text:p text:style-name="P2"/>
      <text:p text:style-name="P4"/>
      <text:p text:style-name="P10">Instruções: Completar com apenas as <text:s/>informações e dados solicitados e apenas nos campos adequados, <text:span text:style-name="T21">utilizando a apostila Documento Semana 1 como referência.</text:span></text:p>
      <text:p text:style-name="P5"/>
      <text:p text:style-name="P5"/>
      <text:p text:style-name="P4"><text:span text:style-name="T16">2.1. – Button Handler</text:span>) <text:span text:style-name="T3">Preencher o quadro abaixo com </text:span><text:span text:style-name="T7">código VHDL do testbench</text:span></text:p>
      <text:p text:style-name="P12"/>
      <text:p text:style-name="P12"><draw:control text:anchor-type="paragraph" draw:z-index="5" draw:name="Forma4" draw:style-name="gr2" draw:text-style-name="P23" svg:width="16.401cm" svg:height="6.58cm" svg:x="0.298cm" svg:y="0.131cm" draw:control="control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4"><text:tab/>Preencher o quadro abaixo com a arquitetura d</text:span><text:span text:style-name="T7">o</text:span><text:span text:style-name="T4"> módiulo </text:span><text:span text:style-name="T7">de estímulos. </text:span></text:p>
      <text:p text:style-name="P12"/>
      <text:p text:style-name="P12"><draw:control text:anchor-type="paragraph" draw:z-index="6" draw:name="Forma5" draw:style-name="gr2" draw:text-style-name="P23" svg:width="16.571cm" svg:height="6.823cm" svg:x="0.222cm" svg:y="0.39cm" draw:control="control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><text:span text:style-name="T5"><text:tab/>Faça a captura de imagem no campo abaixo </text:span><text:span text:style-name="T6">(clique com o botão direito) </text:span><text:span text:style-name="T5">com a simulação </text:span><text:span text:style-name="T17">correspondente aos estímulos do item anterior</text:span><text:span text:style-name="T18"> (mostre todos os sinais relevantes e todas as condições)</text:span></text:p>
      <text:p text:style-name="P12"/>
      <text:p text:style-name="P12"/>
      <text:p text:style-name="P12"><draw:control text:anchor-type="paragraph" draw:z-index="2" draw:style-name="gr1" draw:text-style-name="P22" svg:width="16.77cm" svg:height="7.118cm" svg:x="0.208cm" svg:y="0.131cm" draw:control="control1"/><text:soft-page-break/></text:p>
      <text:p text:style-name="P12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5"><text:tab/></text:span><text:span text:style-name="T7">Dis</text:span><text:span text:style-name="T19">cuta a simulação apresentada acima. Indique como a funcionalidade esperada do módulo pode ser avaliada na simulação </text:span></text:p>
      <text:p text:style-name="P13"/>
      <text:p text:style-name="P13"/>
      <text:p text:style-name="P13"><draw:control text:anchor-type="paragraph" draw:z-index="9" draw:name="Forma5" draw:style-name="gr2" draw:text-style-name="P23" svg:width="16.571cm" svg:height="9.466cm" svg:x="0.222cm" svg:y="0.272cm" draw:control="control9"/></text:p>
      <text:p text:style-name="P1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1">2.2. Num Gen com LFSR) </text:span><text:span text:style-name="T3">Preencher o quadro abaixo com </text:span><text:span text:style-name="T8">o </text:span><text:span text:style-name="T7">código VHDL do </text:span><text:span text:style-name="T8">datapath simples (topo)</text:span></text:p>
      <text:p text:style-name="P13"/>
      <text:p text:style-name="P13"/>
      <text:p text:style-name="P13"/>
      <text:p text:style-name="P13"/>
      <text:p text:style-name="P13"><draw:control text:anchor-type="paragraph" draw:z-index="12" draw:name="Forma4" draw:style-name="gr2" draw:text-style-name="P24" svg:width="16.401cm" svg:height="8.044cm" svg:x="0.298cm" svg:y="-0.28cm" draw:control="control12"/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4"><text:tab/>Preencher o quadro abaixo com </text:span><text:span text:style-name="T8">o</text:span><text:span text:style-name="T3"> </text:span><text:span text:style-name="T7">código VHDL do <text:s/></text:span><text:span text:style-name="T8">novo num_gen</text:span></text:p>
      <text:p text:style-name="P13"><draw:control text:anchor-type="paragraph" draw:z-index="13" draw:name="Forma5" draw:style-name="gr2" draw:text-style-name="P23" svg:width="16.571cm" svg:height="8.871cm" svg:x="0.081cm" svg:y="0.452cm" draw:control="control1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3">Preencher o quadro abaixo com </text:span><text:span text:style-name="T7">código VHDL do testbench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control text:anchor-type="paragraph" draw:z-index="10" draw:name="Forma4" draw:style-name="gr2" draw:text-style-name="P23" svg:width="16.401cm" svg:height="7.109cm" svg:x="0.58cm" svg:y="-1.586cm" draw:control="control10"/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4"><text:tab/>Preencher o quadro abaixo com a arquitetura d</text:span><text:span text:style-name="T7">o</text:span><text:span text:style-name="T4"> módiulo </text:span><text:span text:style-name="T7">de estímulos. </text:span></text:p>
      <text:p text:style-name="P13"/>
      <text:p text:style-name="P13"/>
      <text:p text:style-name="P13"><draw:control text:anchor-type="paragraph" draw:z-index="11" draw:name="Forma5" draw:style-name="gr2" draw:text-style-name="P23" svg:width="16.571cm" svg:height="8.871cm" svg:x="0.222cm" svg:y="0.448cm" draw:control="control11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8">Faça a captura de imagem no campo abaixo </text:span><text:span text:style-name="T20">(clique com o botão direito) </text:span><text:span text:style-name="T18">com a simulação </text:span><text:span text:style-name="T17">correspondente aos estímulos do item anterior</text:span><text:span text:style-name="T18"> (mostre todos os sinais relevantes e todas as condições</text:span></text:p>
      <text:p text:style-name="Standard"><text:soft-page-break/></text:p>
      <text:p text:style-name="Standard"><draw:control text:anchor-type="paragraph" draw:z-index="1" draw:style-name="gr1" draw:text-style-name="P22" svg:width="16.955cm" svg:height="9.508cm" svg:x="0.284cm" svg:y="0.229cm" draw:control="control2"/></text:p>
      <text:p text:style-name="Standard"/>
      <text:p text:style-name="Standard"/>
      <text:p text:style-name="Standard"/>
      <text:p text:style-name="Standard"/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5"><text:tab/></text:span><text:span text:style-name="T7">Dis</text:span><text:span text:style-name="T19">cuta a simulação apresentada acima. Indique como a funcionalidade esperada do módulo pode ser avaliada na simulação </text:span></text:p>
      <text:p text:style-name="P14"/>
      <text:p text:style-name="P14"><draw:control text:anchor-type="paragraph" draw:z-index="14" draw:name="Forma5" draw:style-name="gr2" draw:text-style-name="P23" svg:width="16.571cm" svg:height="3.925cm" svg:x="0.222cm" svg:y="0.272cm" draw:control="control14"/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3">2.3- FSM_Init </text:span><text:span text:style-name="T12">) </text:span><text:span text:style-name="T14">Preencher o quadro abaixo com </text:span><text:span text:style-name="T15">código VHDL do testbench</text:span></text:p>
      <text:p text:style-name="P16"><draw:control text:anchor-type="paragraph" draw:z-index="7" draw:name="Forma6" draw:style-name="gr2" draw:text-style-name="P23" svg:width="16.098cm" svg:height="6.483cm" svg:x="0.436cm" svg:y="0.411cm" draw:control="control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9"><text:span text:style-name="T4"><text:tab/>Preencher o quadro abaixo com a arquitetura d</text:span><text:span text:style-name="T7">o</text:span><text:span text:style-name="T4"> módiulo </text:span><text:span text:style-name="T7">de estímulos. </text:span><text:span text:style-name="T5">.</text:span></text:p>
      <text:p text:style-name="P17"><draw:control text:anchor-type="paragraph" draw:z-index="8" draw:name="Forma7" draw:style-name="gr2" draw:text-style-name="P23" svg:width="16.1cm" svg:height="9.242cm" svg:x="0.185cm" svg:y="1.266cm" draw:control="control8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pan text:style-name="T5"><text:tab/>Faça a captura de imagem no campo abaixo </text:span><text:span text:style-name="T6">(clique com o botão direito) </text:span><text:span text:style-name="T5">com a simulação <text:s/></text:span><text:span text:style-name="T8">com os estímulos acima</text:span><text:span text:style-name="T5"> (</text:span><text:span text:style-name="T6">mostrar o</text:span><text:span text:style-name="T5"> sinal de estado deve estar explícito)</text:span></text:p>
      <text:p text:style-name="P20"/>
      <text:p text:style-name="P20"><draw:control text:anchor-type="paragraph" draw:z-index="0" draw:style-name="gr1" draw:text-style-name="P22" svg:width="16.248cm" svg:height="7.665cm" svg:x="0.284cm" svg:y="0.379cm" draw:control="control16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9"><text:span text:style-name="T5"><text:tab/></text:span><text:span text:style-name="T7">Dis</text:span><text:span text:style-name="T19">cuta a simulação apresentada acima. Indique como a funcionalidade esperada do módulo pode ser avaliada na simulação </text:span></text:p>
      <text:p text:style-name="P14"/>
      <text:p text:style-name="P14"><draw:control text:anchor-type="paragraph" draw:z-index="15" draw:name="Forma5" draw:style-name="gr2" draw:text-style-name="P23" svg:width="16.571cm" svg:height="9.466cm" svg:x="0.222cm" svg:y="0.272cm" draw:control="control15"/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6.0.3.2$Linux_X86_64 LibreOffice_project/00m0$Build-2</meta:generator>
    <dc:date>2018-06-14T11:36:38.018126250</dc:date>
    <meta:editing-duration>PT22M46S</meta:editing-duration>
    <meta:editing-cycles>3</meta:editing-cycles>
    <meta:document-statistic meta:table-count="0" meta:image-count="0" meta:object-count="0" meta:page-count="7" meta:paragraph-count="17" meta:word-count="271" meta:character-count="1696" meta:non-whitespace-character-count="1414"/>
  </office:meta>
</office:document-meta>
</file>